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16f" officeooo:paragraph-rsid="001e316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break-before="page"/>
      <style:text-properties officeooo:rsid="001e316f" officeooo:paragraph-rsid="001e316f"/>
    </style:style>
    <style:style style:name="P5" style:family="paragraph" style:parent-style-name="Title">
      <style:text-properties officeooo:rsid="001e316f" officeooo:paragraph-rsid="001e316f"/>
    </style:style>
    <style:style style:name="T1" style:family="text">
      <style:text-properties fo:color="#008080" loext:opacity="100%" style:font-name="Monospace" fo:font-size="10pt" style:font-size-asian="10pt"/>
    </style:style>
    <style:style style:name="T2" style:family="text">
      <style:text-properties fo:color="#008080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3f7f7f" loext:opacity="100%" style:font-name="Monospace" fo:font-size="10pt" style:font-size-asian="10pt"/>
    </style:style>
    <style:style style:name="T4" style:family="text">
      <style:text-properties fo:color="#3f7f7f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fo:color="#7f007f" loext:opacity="100%" style:font-name="Monospace" fo:font-size="10pt" style:font-size-asian="10pt"/>
    </style:style>
    <style:style style:name="T7" style:family="text">
      <style:text-properties fo:color="#31363b" loext:opacity="100%" style:font-name="Monospace" fo:font-size="10pt" style:font-size-asian="10pt"/>
    </style:style>
    <style:style style:name="T8" style:family="text">
      <style:text-properties fo:color="#31363b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2a00ff" loext:opacity="100%" style:font-name="Monospace" fo:font-size="10pt" fo:font-style="italic" style:font-size-asian="10pt" style:font-style-asian="italic"/>
    </style:style>
    <style:style style:name="T10" style:family="text">
      <style:text-properties fo:color="#2a00ff" loext:opacity="100%" style:font-name="Monospace" fo:font-size="10pt" style:font-size-asian="10pt"/>
    </style:style>
    <style:style style:name="T11" style:family="text">
      <style:text-properties fo:color="#2a00e1" loext:opacity="100%" style:font-name="Monospace" fo:font-size="10pt" fo:font-style="italic" style:font-size-asian="10pt" style:font-style-asian="italic"/>
    </style:style>
    <style:style style:name="T12" style:family="text">
      <style:text-properties fo:color="#7f0055" loext:opacity="100%" style:font-name="Monospace" fo:font-size="10pt" fo:font-weight="bold" style:font-size-asian="10pt" style:font-weight-asian="bold"/>
    </style:style>
    <style:style style:name="T13" style:family="text">
      <style:text-properties fo:color="#7f0055" loext:opacity="100%" style:font-name="Monospace" fo:font-size="10pt" fo:font-weight="bold" fo:background-color="#d4d4d4" loext:char-shading-value="0" style:font-size-asian="10pt" style:font-weight-asian="bold"/>
    </style:style>
    <style:style style:name="T14" style:family="text">
      <style:text-properties fo:color="#000000" loext:opacity="100%" style:font-name="Monospace" fo:font-size="10pt" style:font-size-asian="10pt"/>
    </style:style>
    <style:style style:name="T15" style:family="text">
      <style:text-properties fo:color="#000000" loext:opacity="100%" style:font-name="Monospace" fo:font-size="10pt" fo:background-color="#d4d4d4" loext:char-shading-value="0" style:font-size-asian="10pt"/>
    </style:style>
    <style:style style:name="T16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c0" loext:opacity="100%" style:font-name="Monospace" fo:font-size="10pt" style:font-size-asian="10pt"/>
    </style:style>
    <style:style style:name="T18" style:family="text">
      <style:text-properties fo:color="#0000c0" loext:opacity="100%" style:font-name="Monospace" fo:font-size="10pt" fo:background-color="#d4d4d4" loext:char-shading-value="0" style:font-size-asian="10pt"/>
    </style:style>
    <style:style style:name="T19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20" style:family="text">
      <style:text-properties fo:color="#6a3e3e" loext:opacity="100%" style:font-name="Monospace" fo:font-size="10pt" style:font-size-asian="10pt"/>
    </style:style>
    <style:style style:name="T21" style:family="text">
      <style:text-properties fo:color="#646464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de Documentation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2"><text:span text:style-name="T1">&lt;</text:span><text:span text:style-name="T3">html</text:span><text:span text:style-name="T5"> </text:span><text:span text:style-name="T6">lang</text:span><text:span text:style-name="T7">=</text:span><text:span text:style-name="T9">"en"</text:span><text:span text:style-name="T5"> </text:span><text:span text:style-name="T6">xmlns:th</text:span><text:span text:style-name="T7">=</text:span><text:span text:style-name="T9">"http:/www.thymeleaf.org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<text:span text:style-name="T5"> </text:span><text:span text:style-name="T6">http-equiv</text:span><text:span text:style-name="T7">=</text:span><text:span text:style-name="T9">"Content-Type"</text:span><text:span text:style-name="T5"> </text:span><text:span text:style-name="T6">content</text:span><text:span text:style-name="T7">=</text:span><text:span text:style-name="T9">"text/html; charset=UTF-8"</text:span><text:span text:style-name="T5"> </text:span><text:span text:style-name="T1">/&gt;</text:span></text:p>
      <text:p text:style-name="P2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3"/>
      <text:p text:style-name="P2"><text:span text:style-name="T1">&lt;</text:span><text:span text:style-name="T3">h2</text:span><text:span text:style-name="T1">&gt;</text:span><text:span text:style-name="T8">Admin</text:span><text:span text:style-name="T7"> Login</text:span><text:span text:style-name="T1">&lt;/</text:span><text:span text:style-name="T3">h2</text:span><text:span text:style-name="T1">&gt;</text:span></text:p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th:action</text:span><text:span text:style-name="T7">=</text:span><text:span text:style-name="T9">"@{/login}"</text:span><text:span text:style-name="T5"> </text:span><text:span text:style-name="T6">th:object</text:span><text:span text:style-name="T7">=</text:span><text:span text:style-name="T9">"${user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7">Name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name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8">Passwort</text:span><text:span text:style-name="T7">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password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&lt;</text:span><text:span text:style-name="T3">input</text:span><text:span text:style-name="T5"> </text:span><text:span text:style-name="T6">type</text:span><text:span text:style-name="T7">=</text:span><text:span text:style-name="T9">"submit"</text:span><text:span text:style-name="T5"> </text:span><text:span text:style-name="T6">th: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Submit"</text:span><text:span text:style-name="T5"> </text:span><text:span text:style-name="T1">/&gt;&lt;/</text:span><text:span text:style-name="T3">p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2"><text:span text:style-name="T1">&lt;</text:span><text:span text:style-name="T3">div</text:span><text:span text:style-name="T5"> </text:span><text:span text:style-name="T6">style</text:span><text:span text:style-name="T7">="</text:span><text:span text:style-name="T6">color</text:span><text:span text:style-name="T7">: </text:span><text:span text:style-name="T11">red</text:span><text:span text:style-name="T7">" </text:span><text:span text:style-name="T6">th:if</text:span><text:span text:style-name="T7">=</text:span><text:span text:style-name="T9">"${error != null}"</text:span><text:span text:style-name="T5"> </text:span><text:span text:style-name="T6">th:text</text:span><text:span text:style-name="T7">=</text:span><text:span text:style-name="T9">"${error}"</text:span><text:span text:style-name="T1">&gt;&lt;/</text:span><text:span text:style-name="T3">div</text:span><text:span text:style-name="T1">&gt;</text:span></text:p>
      <text:p text:style-name="P3"/>
      <text:p text:style-name="P2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><text:span text:style-name="T1"/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2"><text:span text:style-name="T1">&lt;</text:span><text:span text:style-name="T3">html</text:span><text:span text:style-name="T5"> </text:span><text:span text:style-name="T6">lang</text:span><text:span text:style-name="T7">=</text:span><text:span text:style-name="T9">"en"</text:span><text:span text:style-name="T5"> </text:span><text:span text:style-name="T6">xmlns:th</text:span><text:span text:style-name="T7">=</text:span><text:span text:style-name="T9">"http:/www.thymeleaf.org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<text:span text:style-name="T5"> </text:span><text:span text:style-name="T6">charset</text:span><text:span text:style-name="T7">=</text:span><text:span text:style-name="T9">"UTF-8"</text:span><text:span text:style-name="T1">&gt;</text:span></text:p>
      <text:p text:style-name="P2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2"><text:span text:style-name="T1">&lt;</text:span><text:span text:style-name="T3">h1</text:span><text:span text:style-name="T1">&gt;</text:span><text:span text:style-name="T7">Welcome to </text:span><text:span text:style-name="T8">Sporty</text:span><text:span text:style-name="T7"> Shoes</text:span><text:span text:style-name="T1">&lt;/</text:span><text:span text:style-name="T3">h1</text:span><text:span text:style-name="T1">&gt;</text:span></text:p>
      <text:p text:style-name="P2"><text:span text:style-name="T1">&lt;</text:span><text:span text:style-name="T3">h2</text:span><text:span text:style-name="T1">&gt;</text:span><text:span text:style-name="T7">Successfully logged in </text:span><text:span text:style-name="T1">&lt;</text:span><text:span text:style-name="T3">span</text:span><text:span text:style-name="T5"> </text:span><text:span text:style-name="T6">th:text</text:span><text:span text:style-name="T7">=</text:span><text:span text:style-name="T9">"${user.name}"</text:span><text:span text:style-name="T1">&gt;&lt;/</text:span><text:span text:style-name="T3">span</text:span><text:span text:style-name="T1">&gt;&lt;/</text:span><text:span text:style-name="T3">h2</text:span><text:span text:style-name="T1">&gt;</text:span></text:p>
      <text:p text:style-name="P2"><text:span text:style-name="T1">&lt;</text:span><text:span text:style-name="T3">h2</text:span><text:span text:style-name="T1">&gt;</text:span><text:span text:style-name="T7">Change Password</text:span><text:span text:style-name="T1">&lt;/</text:span><text:span text:style-name="T3">h2</text:span><text:span text:style-name="T1">&gt;</text:span></text:p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th:action</text:span><text:span text:style-name="T7">=</text:span><text:span text:style-name="T9">"@{/changePW}"</text:span><text:span text:style-name="T5"> </text:span><text:span text:style-name="T6">th:object</text:span><text:span text:style-name="T7">=</text:span><text:span text:style-name="T9">"${user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7">Name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name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8">Passwort</text:span><text:span text:style-name="T7">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password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&lt;</text:span><text:span text:style-name="T3">input</text:span><text:span text:style-name="T5"> </text:span><text:span text:style-name="T6">type</text:span><text:span text:style-name="T7">=</text:span><text:span text:style-name="T9">"submit"</text:span><text:span text:style-name="T5"> </text:span><text:span text:style-name="T6">th: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Submit"</text:span><text:span text:style-name="T5"> </text:span><text:span text:style-name="T1">/&gt;&lt;/</text:span><text:span text:style-name="T3">p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3"/>
      <text:p text:style-name="P2"><text:span text:style-name="T1">&lt;</text:span><text:span text:style-name="T3">div</text:span><text:span text:style-name="T5"> </text:span><text:span text:style-name="T6">style</text:span><text:span text:style-name="T7">="</text:span><text:span text:style-name="T6">color</text:span><text:span text:style-name="T7">: </text:span><text:span text:style-name="T11">red</text:span><text:span text:style-name="T7">" </text:span><text:span text:style-name="T6">th:if</text:span><text:span text:style-name="T7">=</text:span><text:span text:style-name="T9">"${message != null}"</text:span><text:span text:style-name="T5"> </text:span><text:span text:style-name="T6">th:text</text:span><text:span text:style-name="T7">=</text:span><text:span text:style-name="T9">"${message}"</text:span><text:span text:style-name="T1">&gt;&lt;/</text:span><text:span text:style-name="T3">div</text:span><text:span text:style-name="T1">&gt;</text:span></text:p>
      <text:p text:style-name="P3"/>
      <text:p text:style-name="P2"><text:span text:style-name="T1">&lt;</text:span><text:span text:style-name="T3">h2</text:span><text:span text:style-name="T1">&gt;</text:span><text:span text:style-name="T7">List Users</text:span><text:span text:style-name="T1">&lt;/</text:span><text:span text:style-name="T3">h2</text:span><text:span text:style-name="T1">&gt;</text:span></text:p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th:action</text:span><text:span text:style-name="T7">=</text:span><text:span text:style-name="T9">"@{/listUsers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&lt;</text:span><text:span text:style-name="T3">input</text:span><text:span text:style-name="T5"> </text:span><text:span text:style-name="T6">type</text:span><text:span text:style-name="T7">=</text:span><text:span text:style-name="T9">"submit"</text:span><text:span text:style-name="T5"> </text:span><text:span text:style-name="T6">th: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List Users"</text:span><text:span text:style-name="T5"> </text:span><text:span text:style-name="T1">/&gt;&lt;/</text:span><text:span text:style-name="T3">p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3"/>
      <text:p text:style-name="P2"><text:span text:style-name="T1">&lt;</text:span><text:span text:style-name="T3">h2</text:span><text:span text:style-name="T1">&gt;</text:span><text:span text:style-name="T7">Search User</text:span><text:span text:style-name="T1">&lt;/</text:span><text:span text:style-name="T3">h2</text:span><text:span text:style-name="T1">&gt;</text:span></text:p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th:action</text:span><text:span text:style-name="T7">=</text:span><text:span text:style-name="T9">"@{/searchUser}"</text:span><text:span text:style-name="T5"> </text:span><text:span text:style-name="T6">th:object</text:span><text:span text:style-name="T7">=</text:span><text:span text:style-name="T9">"${user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tab/></text:span><text:span text:style-name="T1">&lt;</text:span><text:span text:style-name="T3">p</text:span><text:span text:style-name="T1">&gt;</text:span><text:span text:style-name="T7">Name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searchName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&lt;</text:span><text:span text:style-name="T3">input</text:span><text:span text:style-name="T5"> </text:span><text:span text:style-name="T6">type</text:span><text:span text:style-name="T7">=</text:span><text:span text:style-name="T9">"submit"</text:span><text:span text:style-name="T5"> </text:span><text:span text:style-name="T6">th: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Search User"</text:span><text:span text:style-name="T5"> </text:span><text:span text:style-name="T1">/&gt;&lt;/</text:span><text:span text:style-name="T3">p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3"/>
      <text:p text:style-name="P2"><text:span text:style-name="T1">&lt;</text:span><text:span text:style-name="T3">a</text:span><text:span text:style-name="T5"> </text:span><text:span text:style-name="T6">th:href</text:span><text:span text:style-name="T7">=</text:span><text:span text:style-name="T9">"@{manageProducts}"</text:span><text:span text:style-name="T1">&gt;</text:span><text:span text:style-name="T7">Manage Products</text:span><text:span text:style-name="T1">&lt;/</text:span><text:span text:style-name="T3">a</text:span><text:span text:style-name="T1">&gt;</text:span><text:span text:style-name="T2">&lt;/</text:span><text:span text:style-name="T4">br</text:span><text:span text:style-name="T2">&gt;</text:span></text:p>
      <text:p text:style-name="P2"><text:span text:style-name="T1">&lt;</text:span><text:span text:style-name="T3">a</text:span><text:span text:style-name="T5"> </text:span><text:span text:style-name="T6">th:href</text:span><text:span text:style-name="T7">=</text:span><text:span text:style-name="T9">"@{Purchase}"</text:span><text:span text:style-name="T1">&gt;</text:span><text:span text:style-name="T7">Purchases</text:span><text:span text:style-name="T1">&lt;/</text:span><text:span text:style-name="T3">a</text:span><text:span text:style-name="T1">&gt;</text:span></text:p>
      <text:p text:style-name="P3"/>
      <text:p text:style-name="P2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><text:span text:style-name="T1"/></text:p>
      <text:p text:style-name="P4"><text:span text:style-name="T1">&lt;!</text:span><text:span text:style-name="T3">DOCTYPE</text:span><text:span text:style-name="T5"> </text:span><text:span text:style-name="T1">html&gt;</text:span></text:p>
      <text:p text:style-name="P2"><text:span text:style-name="T1">&lt;</text:span><text:span text:style-name="T3">html</text:span><text:span text:style-name="T5"> </text:span><text:span text:style-name="T6">lang</text:span><text:span text:style-name="T7">=</text:span><text:span text:style-name="T9">"en"</text:span><text:span text:style-name="T5"> </text:span><text:span text:style-name="T6">xmlns:th</text:span><text:span text:style-name="T7">=</text:span><text:span text:style-name="T9">"http:/www.thymeleaf.org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<text:span text:style-name="T5"> </text:span><text:span text:style-name="T6">http-equiv</text:span><text:span text:style-name="T7">=</text:span><text:span text:style-name="T9">"Content-Type"</text:span><text:span text:style-name="T5"> </text:span><text:span text:style-name="T6">content</text:span><text:span text:style-name="T7">=</text:span><text:span text:style-name="T9">"text/html; charset=UTF-8"</text:span><text:span text:style-name="T5"> </text:span><text:span text:style-name="T1">/&gt;</text:span></text:p>
      <text:p text:style-name="P2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3"/>
      <text:p text:style-name="P2"><text:span text:style-name="T1">&lt;</text:span><text:span text:style-name="T3">h1</text:span><text:span text:style-name="T1">&gt;</text:span><text:span text:style-name="T7">List Purchases</text:span><text:span text:style-name="T1">&lt;/</text:span><text:span text:style-name="T3">h1</text:span><text:span text:style-name="T1">&gt;</text:span></text:p>
      <text:p text:style-name="P3"/>
      <text:p text:style-name="P2"><text:span text:style-name="T1">&lt;</text:span><text:span text:style-name="T3">table</text:span><text:span text:style-name="T1">&gt;</text:span></text:p>
      <text:p text:style-name="P2"><text:span text:style-name="T7"><text:tab/></text:span><text:span text:style-name="T1">&lt;</text:span><text:span text:style-name="T3">tr</text:span><text:span text:style-name="T1">&gt;</text:span></text:p>
      <text:p text:style-name="P2"><text:span text:style-name="T7"><text:s text:c="4"/><text:tab/></text:span><text:span text:style-name="T1">&lt;</text:span><text:span text:style-name="T3">th</text:span><text:span text:style-name="T1">&gt;</text:span><text:span text:style-name="T7">User</text:span><text:span text:style-name="T1">&lt;/</text:span><text:span text:style-name="T3">th</text:span><text:span text:style-name="T1">&gt;</text:span></text:p>
      <text:p text:style-name="P2"><text:span text:style-name="T7"><text:s text:c="4"/><text:tab/></text:span><text:span text:style-name="T1">&lt;</text:span><text:span text:style-name="T3">th</text:span><text:span text:style-name="T1">&gt;</text:span><text:span text:style-name="T7">Product</text:span><text:span text:style-name="T1">&lt;/</text:span><text:span text:style-name="T3">th</text:span><text:span text:style-name="T1">&gt;</text:span></text:p>
      <text:p text:style-name="P2"><text:span text:style-name="T7"><text:s text:c="4"/><text:tab/></text:span><text:span text:style-name="T1">&lt;</text:span><text:span text:style-name="T3">th</text:span><text:span text:style-name="T1">&gt;</text:span><text:span text:style-name="T7">Category</text:span><text:span text:style-name="T1">&lt;/</text:span><text:span text:style-name="T3">th</text:span><text:span text:style-name="T1">&gt;</text:span></text:p>
      <text:p text:style-name="P2"><text:span text:style-name="T7"><text:s text:c="4"/><text:tab/></text:span><text:span text:style-name="T1">&lt;</text:span><text:span text:style-name="T3">th</text:span><text:span text:style-name="T1">&gt;</text:span><text:span text:style-name="T8">Timestamp</text:span><text:span text:style-name="T1">&lt;/</text:span><text:span text:style-name="T3">th</text:span><text:span text:style-name="T1">&gt;</text:span></text:p>
      <text:p text:style-name="P2"><text:span text:style-name="T7"><text:s text:c="2"/></text:span><text:span text:style-name="T1">&lt;/</text:span><text:span text:style-name="T3">tr</text:span><text:span text:style-name="T1">&gt;</text:span></text:p>
      <text:p text:style-name="P2"><text:span text:style-name="T7"><text:tab/></text:span><text:span text:style-name="T1">&lt;</text:span><text:span text:style-name="T3">tr</text:span><text:span text:style-name="T5"> </text:span><text:span text:style-name="T6">th:each</text:span><text:span text:style-name="T7">=</text:span><text:span text:style-name="T9">"purchase :${purchases}"</text:span><text:span text:style-name="T1">&gt;</text:span></text:p>
      <text:p text:style-name="P2"><text:span text:style-name="T7"><text:tab/><text:tab/></text:span><text:span text:style-name="T1">&lt;</text:span><text:span text:style-name="T3">td</text:span><text:span text:style-name="T1">&gt;&lt;</text:span><text:span text:style-name="T3">span</text:span><text:span text:style-name="T5"> </text:span><text:span text:style-name="T6">th:text</text:span><text:span text:style-name="T7">=</text:span><text:span text:style-name="T9">"${purchase.user}"</text:span><text:span text:style-name="T1">&gt;&lt;/</text:span><text:span text:style-name="T3">span</text:span><text:span text:style-name="T1">&gt;&lt;/</text:span><text:span text:style-name="T3">td</text:span><text:span text:style-name="T1">&gt;</text:span></text:p>
      <text:p text:style-name="P2"><text:span text:style-name="T7"><text:tab/><text:tab/></text:span><text:span text:style-name="T1">&lt;</text:span><text:span text:style-name="T3">td</text:span><text:span text:style-name="T1">&gt;&lt;</text:span><text:span text:style-name="T3">span</text:span><text:span text:style-name="T5"> </text:span><text:span text:style-name="T6">th:text</text:span><text:span text:style-name="T7">=</text:span><text:span text:style-name="T9">"${purchase.productName}"</text:span><text:span text:style-name="T1">&gt;&lt;/</text:span><text:span text:style-name="T3">span</text:span><text:span text:style-name="T1">&gt;&lt;/</text:span><text:span text:style-name="T3">td</text:span><text:span text:style-name="T1">&gt;</text:span></text:p>
      <text:p text:style-name="P2"><text:span text:style-name="T7"><text:tab/><text:tab/></text:span><text:span text:style-name="T1">&lt;</text:span><text:span text:style-name="T3">td</text:span><text:span text:style-name="T1">&gt;&lt;</text:span><text:span text:style-name="T3">span</text:span><text:span text:style-name="T5"> </text:span><text:span text:style-name="T6">th:text</text:span><text:span text:style-name="T7">=</text:span><text:span text:style-name="T9">"${purchase.productCategory}"</text:span><text:span text:style-name="T1">&gt;&lt;/</text:span><text:span text:style-name="T3">span</text:span><text:span text:style-name="T1">&gt;&lt;/</text:span><text:span text:style-name="T3">td</text:span><text:span text:style-name="T1">&gt;</text:span></text:p>
      <text:p text:style-name="P2"><text:span text:style-name="T7"><text:tab/><text:tab/></text:span><text:span text:style-name="T1">&lt;</text:span><text:span text:style-name="T3">td</text:span><text:span text:style-name="T1">&gt;&lt;</text:span><text:span text:style-name="T3">span</text:span><text:span text:style-name="T5"> </text:span><text:span text:style-name="T6">th:text</text:span><text:span text:style-name="T7">=</text:span><text:span text:style-name="T9">"${purchase.timestamp}"</text:span><text:span text:style-name="T1">&gt;&lt;/</text:span><text:span text:style-name="T3">span</text:span><text:span text:style-name="T1">&gt;&lt;/</text:span><text:span text:style-name="T3">td</text:span><text:span text:style-name="T1">&gt;</text:span></text:p>
      <text:p text:style-name="P2"><text:span text:style-name="T7"><text:tab/></text:span><text:span text:style-name="T1">&lt;/</text:span><text:span text:style-name="T3">tr</text:span><text:span text:style-name="T1">&gt;</text:span></text:p>
      <text:p text:style-name="P3"/>
      <text:p text:style-name="P2"><text:span text:style-name="T1">&lt;/</text:span><text:span text:style-name="T3">table</text:span><text:span text:style-name="T1">&gt;</text:span></text:p>
      <text:p text:style-name="P2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><text:span text:style-name="T1"/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2"><text:span text:style-name="T1">&lt;</text:span><text:span text:style-name="T3">html</text:span><text:span text:style-name="T5"> </text:span><text:span text:style-name="T6">lang</text:span><text:span text:style-name="T7">=</text:span><text:span text:style-name="T9">"en"</text:span><text:span text:style-name="T5"> </text:span><text:span text:style-name="T6">xmlns:th</text:span><text:span text:style-name="T7">=</text:span><text:span text:style-name="T9">"http:/www.thymeleaf.org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<text:span text:style-name="T5"> </text:span><text:span text:style-name="T6">charset</text:span><text:span text:style-name="T7">=</text:span><text:span text:style-name="T9">"UTF-8"</text:span><text:span text:style-name="T1">&gt;</text:span></text:p>
      <text:p text:style-name="P2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2"><text:span text:style-name="T1">&lt;</text:span><text:span text:style-name="T3">h1</text:span><text:span text:style-name="T1">&gt;</text:span><text:span text:style-name="T7">List of Users</text:span><text:span text:style-name="T1">&lt;/</text:span><text:span text:style-name="T3">h1</text:span><text:span text:style-name="T1">&gt;</text:span></text:p>
      <text:p text:style-name="P2"><text:span text:style-name="T1">&lt;</text:span><text:span text:style-name="T3">table</text:span><text:span text:style-name="T1">&gt;</text:span></text:p>
      <text:p text:style-name="P2"><text:span text:style-name="T7"><text:tab/></text:span><text:span text:style-name="T1">&lt;</text:span><text:span text:style-name="T3">tr</text:span><text:span text:style-name="T5"> </text:span><text:span text:style-name="T6">th:each</text:span><text:span text:style-name="T7">=</text:span><text:span text:style-name="T9">"user :${users}"</text:span><text:span text:style-name="T1">&gt;</text:span></text:p>
      <text:p text:style-name="P2"><text:span text:style-name="T7"><text:tab/><text:tab/></text:span><text:span text:style-name="T1">&lt;</text:span><text:span text:style-name="T3">td</text:span><text:span text:style-name="T1">&gt;&lt;</text:span><text:span text:style-name="T3">span</text:span><text:span text:style-name="T5"> </text:span><text:span text:style-name="T6">th:text</text:span><text:span text:style-name="T7">=</text:span><text:span text:style-name="T9">"${user.name}"</text:span><text:span text:style-name="T1">&gt;&lt;/</text:span><text:span text:style-name="T3">span</text:span><text:span text:style-name="T1">&gt;&lt;/</text:span><text:span text:style-name="T3">td</text:span><text:span text:style-name="T1">&gt;</text:span></text:p>
      <text:p text:style-name="P2"><text:span text:style-name="T7"><text:tab/></text:span><text:span text:style-name="T1">&lt;/</text:span><text:span text:style-name="T3">tr</text:span><text:span text:style-name="T1">&gt;</text:span></text:p>
      <text:p text:style-name="P3"/>
      <text:p text:style-name="P2"><text:span text:style-name="T1">&lt;/</text:span><text:span text:style-name="T3">table</text:span><text:span text:style-name="T1">&gt;</text:span></text:p>
      <text:p text:style-name="P3"/>
      <text:p text:style-name="P3"/>
      <text:p text:style-name="P2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><text:span text:style-name="T1"/></text:p>
      <text:p text:style-name="P1"><text:span text:style-name="T1"/></text:p>
      <text:p text:style-name="P4"><text:span text:style-name="T1">&lt;!</text:span><text:span text:style-name="T3">DOCTYPE</text:span><text:span text:style-name="T5"> </text:span><text:span text:style-name="T1">html&gt;</text:span></text:p>
      <text:p text:style-name="P2"><text:span text:style-name="T1">&lt;</text:span><text:span text:style-name="T3">html</text:span><text:span text:style-name="T5"> </text:span><text:span text:style-name="T6">lang</text:span><text:span text:style-name="T7">=</text:span><text:span text:style-name="T9">"en"</text:span><text:span text:style-name="T5"> </text:span><text:span text:style-name="T6">xmlns:th</text:span><text:span text:style-name="T7">=</text:span><text:span text:style-name="T9">"http:/www.thymeleaf.org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<text:span text:style-name="T5"> </text:span><text:span text:style-name="T6">charset</text:span><text:span text:style-name="T7">=</text:span><text:span text:style-name="T9">"UTF-8"</text:span><text:span text:style-name="T1">&gt;</text:span></text:p>
      <text:p text:style-name="P2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3"/>
      <text:p text:style-name="P2"><text:span text:style-name="T1">&lt;</text:span><text:span text:style-name="T3">h2</text:span><text:span text:style-name="T1">&gt;</text:span><text:span text:style-name="T7">Add Product</text:span><text:span text:style-name="T1">&lt;/</text:span><text:span text:style-name="T3">h2</text:span><text:span text:style-name="T1">&gt;</text:span></text:p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th:action</text:span><text:span text:style-name="T7">=</text:span><text:span text:style-name="T9">"@{/addProduct}"</text:span><text:span text:style-name="T5"> </text:span><text:span text:style-name="T6">th:object</text:span><text:span text:style-name="T7">=</text:span><text:span text:style-name="T9">"${product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7">Name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name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7">Category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category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&lt;</text:span><text:span text:style-name="T3">input</text:span><text:span text:style-name="T5"> </text:span><text:span text:style-name="T6">type</text:span><text:span text:style-name="T7">=</text:span><text:span text:style-name="T9">"submit"</text:span><text:span text:style-name="T5"> </text:span><text:span text:style-name="T6">th: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Add Product"</text:span><text:span text:style-name="T5"> </text:span><text:span text:style-name="T1">/&gt;&lt;/</text:span><text:span text:style-name="T3">p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3"/>
      <text:p text:style-name="P2"><text:span text:style-name="T1">&lt;</text:span><text:span text:style-name="T3">div</text:span><text:span text:style-name="T5"> </text:span><text:span text:style-name="T6">style</text:span><text:span text:style-name="T7">="</text:span><text:span text:style-name="T6">color</text:span><text:span text:style-name="T7">: </text:span><text:span text:style-name="T11">red</text:span><text:span text:style-name="T7">" </text:span><text:span text:style-name="T6">th:if</text:span><text:span text:style-name="T7">=</text:span><text:span text:style-name="T9">"${message != null}"</text:span><text:span text:style-name="T5"> </text:span><text:span text:style-name="T6">th:text</text:span><text:span text:style-name="T7">=</text:span><text:span text:style-name="T9">"${message}"</text:span><text:span text:style-name="T1">&gt;&lt;/</text:span><text:span text:style-name="T3">div</text:span><text:span text:style-name="T1">&gt;</text:span></text:p>
      <text:p text:style-name="P3"/>
      <text:p text:style-name="P2"><text:span text:style-name="T1">&lt;</text:span><text:span text:style-name="T3">h2</text:span><text:span text:style-name="T1">&gt;</text:span><text:span text:style-name="T7">Delete Product</text:span><text:span text:style-name="T1">&lt;/</text:span><text:span text:style-name="T3">h2</text:span><text:span text:style-name="T1">&gt;</text:span></text:p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th:action</text:span><text:span text:style-name="T7">=</text:span><text:span text:style-name="T9">"@{/delProduct}"</text:span><text:span text:style-name="T5"> </text:span><text:span text:style-name="T6">th:object</text:span><text:span text:style-name="T7">=</text:span><text:span text:style-name="T9">"${product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7">Name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name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</text:span><text:span text:style-name="T7">Category: </text:span><text:span text:style-name="T1">&lt;</text:span><text:span text:style-name="T3">input</text:span><text:span text:style-name="T5"> </text:span><text:span text:style-name="T6">type</text:span><text:span text:style-name="T7">=</text:span><text:span text:style-name="T9">"text"</text:span><text:span text:style-name="T5"> </text:span><text:span text:style-name="T6">th:field</text:span><text:span text:style-name="T7">=</text:span><text:span text:style-name="T9">"*{category}"</text:span><text:span text:style-name="T5"> </text:span><text:span text:style-name="T1">/&gt;&lt;/</text:span><text:span text:style-name="T3">p</text:span><text:span text:style-name="T1">&gt;</text:span></text:p>
      <text:p text:style-name="P2"><text:span text:style-name="T7"><text:s text:c="3"/></text:span><text:span text:style-name="T1">&lt;</text:span><text:span text:style-name="T3">p</text:span><text:span text:style-name="T1">&gt;&lt;</text:span><text:span text:style-name="T3">input</text:span><text:span text:style-name="T5"> </text:span><text:span text:style-name="T6">type</text:span><text:span text:style-name="T7">=</text:span><text:span text:style-name="T9">"submit"</text:span><text:span text:style-name="T5"> </text:span><text:span text:style-name="T6">th: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Delete Product"</text:span><text:span text:style-name="T5"> </text:span><text:span text:style-name="T1">/&gt;&lt;/</text:span><text:span text:style-name="T3">p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3"/>
      <text:p text:style-name="P2"><text:span text:style-name="T1">&lt;</text:span><text:span text:style-name="T3">div</text:span><text:span text:style-name="T5"> </text:span><text:span text:style-name="T6">style</text:span><text:span text:style-name="T7">="</text:span><text:span text:style-name="T6">color</text:span><text:span text:style-name="T7">: </text:span><text:span text:style-name="T11">red</text:span><text:span text:style-name="T7">" </text:span><text:span text:style-name="T6">th:if</text:span><text:span text:style-name="T7">=</text:span><text:span text:style-name="T9">"${message2 != null}"</text:span><text:span text:style-name="T5"> </text:span><text:span text:style-name="T6">th:text</text:span><text:span text:style-name="T7">=</text:span><text:span text:style-name="T9">"${message2}"</text:span><text:span text:style-name="T1">&gt;&lt;/</text:span><text:span text:style-name="T3">div</text:span><text:span text:style-name="T1">&gt;</text:span></text:p>
      <text:p text:style-name="P3"/>
      <text:p text:style-name="P2"><text:span text:style-name="T1">&lt;</text:span><text:span text:style-name="T3">a</text:span><text:span text:style-name="T5"> </text:span><text:span text:style-name="T6">th:href</text:span><text:span text:style-name="T7">=</text:span><text:span text:style-name="T9">"@{manageProducts}"</text:span><text:span text:style-name="T1">&gt;</text:span><text:span text:style-name="T7">List Products</text:span><text:span text:style-name="T1">&lt;/</text:span><text:span text:style-name="T3">a</text:span><text:span text:style-name="T1">&gt;</text:span></text:p>
      <text:p text:style-name="P2"><text:span text:style-name="T1">&lt;</text:span><text:span text:style-name="T3">table</text:span><text:span text:style-name="T1">&gt;</text:span></text:p>
      <text:p text:style-name="P2"><text:span text:style-name="T7"><text:tab/></text:span><text:span text:style-name="T1">&lt;</text:span><text:span text:style-name="T3">tr</text:span><text:span text:style-name="T1">&gt;</text:span></text:p>
      <text:p text:style-name="P2"><text:span text:style-name="T7"><text:s text:c="4"/><text:tab/></text:span><text:span text:style-name="T1">&lt;</text:span><text:span text:style-name="T3">th</text:span><text:span text:style-name="T1">&gt;</text:span><text:span text:style-name="T7">Product</text:span><text:span text:style-name="T1">&lt;/</text:span><text:span text:style-name="T3">th</text:span><text:span text:style-name="T1">&gt;</text:span></text:p>
      <text:p text:style-name="P2"><text:span text:style-name="T7"><text:s text:c="4"/><text:tab/></text:span><text:span text:style-name="T1">&lt;</text:span><text:span text:style-name="T3">th</text:span><text:span text:style-name="T1">&gt;</text:span><text:span text:style-name="T7">Category</text:span><text:span text:style-name="T1">&lt;/</text:span><text:span text:style-name="T3">th</text:span><text:span text:style-name="T1">&gt;</text:span></text:p>
      <text:p text:style-name="P2"><text:span text:style-name="T7"><text:s text:c="2"/></text:span><text:span text:style-name="T1">&lt;/</text:span><text:span text:style-name="T3">tr</text:span><text:span text:style-name="T1">&gt;</text:span></text:p>
      <text:p text:style-name="P2"><text:span text:style-name="T7"><text:tab/></text:span><text:span text:style-name="T1">&lt;</text:span><text:span text:style-name="T3">tr</text:span><text:span text:style-name="T5"> </text:span><text:span text:style-name="T6">th:each</text:span><text:span text:style-name="T7">=</text:span><text:span text:style-name="T9">"product :${products}"</text:span><text:span text:style-name="T1">&gt;</text:span></text:p>
      <text:p text:style-name="P2"><text:span text:style-name="T7"><text:tab/><text:tab/></text:span><text:span text:style-name="T1">&lt;</text:span><text:span text:style-name="T3">td</text:span><text:span text:style-name="T1">&gt;&lt;</text:span><text:span text:style-name="T3">span</text:span><text:span text:style-name="T5"> </text:span><text:span text:style-name="T6">th:text</text:span><text:span text:style-name="T7">=</text:span><text:span text:style-name="T9">"${product.name}"</text:span><text:span text:style-name="T1">&gt;&lt;/</text:span><text:span text:style-name="T3">span</text:span><text:span text:style-name="T1">&gt;&lt;/</text:span><text:span text:style-name="T3">td</text:span><text:span text:style-name="T1">&gt;</text:span></text:p>
      <text:p text:style-name="P2"><text:span text:style-name="T7"><text:tab/><text:tab/></text:span><text:span text:style-name="T1">&lt;</text:span><text:span text:style-name="T3">td</text:span><text:span text:style-name="T1">&gt;&lt;</text:span><text:span text:style-name="T3">span</text:span><text:span text:style-name="T5"> </text:span><text:span text:style-name="T6">th:text</text:span><text:span text:style-name="T7">=</text:span><text:span text:style-name="T9">"${product.category}"</text:span><text:span text:style-name="T1">&gt;&lt;/</text:span><text:span text:style-name="T3">span</text:span><text:span text:style-name="T1">&gt;&lt;/</text:span><text:span text:style-name="T3">td</text:span><text:span text:style-name="T1">&gt;</text:span></text:p>
      <text:p text:style-name="P2"><text:span text:style-name="T7"><text:tab/></text:span><text:span text:style-name="T1">&lt;/</text:span><text:span text:style-name="T3">tr</text:span><text:span text:style-name="T1">&gt;</text:span></text:p>
      <text:p text:style-name="P3"/>
      <text:p text:style-name="P2"><text:span text:style-name="T1">&lt;/</text:span><text:span text:style-name="T3">table</text:span><text:span text:style-name="T1">&gt;</text:span></text:p>
      <text:p text:style-name="P2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><text:span text:style-name="T1"/></text:p>
      <text:p text:style-name="P1"><text:span text:style-name="T1"/></text:p>
      <text:p text:style-name="P4"><text:span text:style-name="T1">&lt;!</text:span><text:span text:style-name="T3">DOCTYPE</text:span><text:span text:style-name="T5"> </text:span><text:span text:style-name="T1">html&gt;</text:span></text:p>
      <text:p text:style-name="P2"><text:span text:style-name="T1">&lt;</text:span><text:span text:style-name="T3">html</text:span><text:span text:style-name="T5"> </text:span><text:span text:style-name="T6">lang</text:span><text:span text:style-name="T7">=</text:span><text:span text:style-name="T9">"en"</text:span><text:span text:style-name="T5"> </text:span><text:span text:style-name="T6">xmlns:th</text:span><text:span text:style-name="T7">=</text:span><text:span text:style-name="T9">"http:/www.thymeleaf.org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<text:span text:style-name="T5"> </text:span><text:span text:style-name="T6">http-equiv</text:span><text:span text:style-name="T7">=</text:span><text:span text:style-name="T9">"Content-Type"</text:span><text:span text:style-name="T5"> </text:span><text:span text:style-name="T6">content</text:span><text:span text:style-name="T7">=</text:span><text:span text:style-name="T9">"text/html; charset=UTF-8"</text:span><text:span text:style-name="T5"> </text:span><text:span text:style-name="T1">/&gt;</text:span></text:p>
      <text:p text:style-name="P2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3"/>
      <text:p text:style-name="P2"><text:span text:style-name="T1">&lt;</text:span><text:span text:style-name="T3">h1</text:span><text:span text:style-name="T1">&gt;</text:span><text:span text:style-name="T7">Search Purchases</text:span><text:span text:style-name="T1">&lt;/</text:span><text:span text:style-name="T3">h1</text:span><text:span text:style-name="T1">&gt;</text:span></text:p>
      <text:p text:style-name="P3"/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data-th-action</text:span><text:span text:style-name="T7">=</text:span><text:span text:style-name="T9">"@{/PurchaseByCategory}"</text:span><text:span text:style-name="T5"> </text:span><text:span text:style-name="T6">data-th-object</text:span><text:span text:style-name="T7">=</text:span><text:span text:style-name="T9">"${categories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tab/></text:span><text:span text:style-name="T1">&lt;</text:span><text:span text:style-name="T3">select</text:span><text:span text:style-name="T5"> </text:span><text:span text:style-name="T6">id</text:span><text:span text:style-name="T7">=</text:span><text:span text:style-name="T9">"category"</text:span><text:span text:style-name="T5"> </text:span><text:span text:style-name="T6">name</text:span><text:span text:style-name="T7">=</text:span><text:span text:style-name="T9">"category"</text:span><text:span text:style-name="T1">&gt;</text:span><text:span text:style-name="T7"> </text:span></text:p>
      <text:p text:style-name="P2"><text:span text:style-name="T7"><text:tab/></text:span><text:span text:style-name="T1">&lt;</text:span><text:span text:style-name="T3">option</text:span><text:span text:style-name="T5"> </text:span><text:span text:style-name="T6">value</text:span><text:span text:style-name="T7">=</text:span><text:span text:style-name="T9">""</text:span><text:span text:style-name="T1">&gt;</text:span><text:span text:style-name="T7">Select Category</text:span><text:span text:style-name="T1">&lt;/</text:span><text:span text:style-name="T3">option</text:span><text:span text:style-name="T1">&gt;</text:span></text:p>
      <text:p text:style-name="P2"><text:span text:style-name="T7"><text:tab/></text:span><text:span text:style-name="T1">&lt;</text:span><text:span text:style-name="T3">option</text:span><text:span text:style-name="T5"> </text:span><text:span text:style-name="T6">th:each</text:span><text:span text:style-name="T7">=</text:span><text:span text:style-name="T9">"category : ${categories}"</text:span><text:span text:style-name="T5"> </text:span><text:span text:style-name="T6">th:value</text:span><text:span text:style-name="T7">=</text:span><text:span text:style-name="T9">"${category}"</text:span><text:span text:style-name="T5"> </text:span><text:span text:style-name="T6">th:text</text:span><text:span text:style-name="T7">=</text:span><text:span text:style-name="T9">"${category}"</text:span><text:span text:style-name="T1">&gt;&lt;/</text:span><text:span text:style-name="T3">option</text:span><text:span text:style-name="T1">&gt;</text:span></text:p>
      <text:p text:style-name="P2"><text:span text:style-name="T7"><text:tab/></text:span><text:span text:style-name="T1">&lt;/</text:span><text:span text:style-name="T3">select</text:span><text:span text:style-name="T1">&gt;</text:span></text:p>
      <text:p text:style-name="P2"><text:span text:style-name="T7"><text:s text:c="4"/></text:span><text:span text:style-name="T1">&lt;</text:span><text:span text:style-name="T3">button</text:span><text:span text:style-name="T5"> </text:span><text:span text:style-name="T6">type</text:span><text:span text:style-name="T7">=</text:span><text:span text:style-name="T9">"submit"</text:span><text:span text:style-name="T5"> </text:span><text:span text:style-name="T6">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searchByCategory"</text:span><text:span text:style-name="T1">&gt;</text:span><text:span text:style-name="T7">Search Purchases by Category</text:span><text:span text:style-name="T1">&lt;/</text:span><text:span text:style-name="T3">button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3"/>
      <text:p text:style-name="P2"><text:span text:style-name="T1">&lt;</text:span><text:span text:style-name="T3">form</text:span><text:span text:style-name="T5"> </text:span><text:span text:style-name="T6">action</text:span><text:span text:style-name="T7">=</text:span><text:span text:style-name="T9">"#"</text:span><text:span text:style-name="T5"> </text:span><text:span text:style-name="T6">data-th-action</text:span><text:span text:style-name="T7">=</text:span><text:span text:style-name="T9">"@{/PurchaseByDate}"</text:span><text:span text:style-name="T5"> </text:span><text:span text:style-name="T6">data-th-object</text:span><text:span text:style-name="T7">=</text:span><text:span text:style-name="T9">"${timestamp}"</text:span><text:span text:style-name="T5"> </text:span><text:span text:style-name="T6">method</text:span><text:span text:style-name="T7">=</text:span><text:span text:style-name="T9">"post"</text:span><text:span text:style-name="T1">&gt;</text:span></text:p>
      <text:p text:style-name="P2"><text:span text:style-name="T7"><text:tab/></text:span><text:span text:style-name="T1">&lt;</text:span><text:span text:style-name="T3">select</text:span><text:span text:style-name="T5"> </text:span><text:span text:style-name="T6">id</text:span><text:span text:style-name="T7">=</text:span><text:span text:style-name="T9">"timestamp"</text:span><text:span text:style-name="T5"> </text:span><text:span text:style-name="T6">name</text:span><text:span text:style-name="T7">=</text:span><text:span text:style-name="T9">"timestamp"</text:span><text:span text:style-name="T1">&gt;</text:span><text:span text:style-name="T7"> </text:span></text:p>
      <text:p text:style-name="P2"><text:span text:style-name="T7"><text:tab/></text:span><text:span text:style-name="T1">&lt;</text:span><text:span text:style-name="T3">option</text:span><text:span text:style-name="T5"> </text:span><text:span text:style-name="T6">value</text:span><text:span text:style-name="T7">=</text:span><text:span text:style-name="T9">""</text:span><text:span text:style-name="T1">&gt;</text:span><text:span text:style-name="T7">Select Date</text:span><text:span text:style-name="T1">&lt;/</text:span><text:span text:style-name="T3">option</text:span><text:span text:style-name="T1">&gt;</text:span></text:p>
      <text:p text:style-name="P2"><text:span text:style-name="T7"><text:tab/></text:span><text:span text:style-name="T1">&lt;</text:span><text:span text:style-name="T3">option</text:span><text:span text:style-name="T5"> </text:span><text:span text:style-name="T6">th:each</text:span><text:span text:style-name="T7">=</text:span><text:span text:style-name="T9">"ts : ${timestamp}"</text:span><text:span text:style-name="T5"> </text:span><text:span text:style-name="T6">th:value</text:span><text:span text:style-name="T7">=</text:span><text:span text:style-name="T9">"${ts}"</text:span><text:span text:style-name="T5"> </text:span><text:span text:style-name="T6">th:text</text:span><text:span text:style-name="T7">=</text:span><text:span text:style-name="T9">"${ts}"</text:span><text:span text:style-name="T1">&gt;&lt;/</text:span><text:span text:style-name="T3">option</text:span><text:span text:style-name="T1">&gt;</text:span></text:p>
      <text:p text:style-name="P2"><text:span text:style-name="T7"><text:tab/></text:span><text:span text:style-name="T1">&lt;/</text:span><text:span text:style-name="T3">select</text:span><text:span text:style-name="T1">&gt;</text:span></text:p>
      <text:p text:style-name="P2"><text:span text:style-name="T7"><text:s text:c="4"/></text:span><text:span text:style-name="T1">&lt;</text:span><text:span text:style-name="T3">button</text:span><text:span text:style-name="T5"> </text:span><text:span text:style-name="T6">type</text:span><text:span text:style-name="T7">=</text:span><text:span text:style-name="T9">"submit"</text:span><text:span text:style-name="T5"> </text:span><text:span text:style-name="T6">name</text:span><text:span text:style-name="T7">=</text:span><text:span text:style-name="T9">"action"</text:span><text:span text:style-name="T5"> </text:span><text:span text:style-name="T6">value</text:span><text:span text:style-name="T7">=</text:span><text:span text:style-name="T9">"timestamp"</text:span><text:span text:style-name="T1">&gt;</text:span><text:span text:style-name="T7">Search Purchases by Date</text:span><text:span text:style-name="T1">&lt;/</text:span><text:span text:style-name="T3">button</text:span><text:span text:style-name="T1">&gt;</text:span></text:p>
      <text:p text:style-name="P2"><text:span text:style-name="T1">&lt;/</text:span><text:span text:style-name="T3">form</text:span><text:span text:style-name="T1">&gt;</text:span></text:p>
      <text:p text:style-name="P3"/>
      <text:p text:style-name="P2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><text:span text:style-name="T1"/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2"><text:span text:style-name="T1">&lt;</text:span><text:span text:style-name="T3">html</text:span><text:span text:style-name="T5"> </text:span><text:span text:style-name="T6">lang</text:span><text:span text:style-name="T7">=</text:span><text:span text:style-name="T9">"en"</text:span><text:span text:style-name="T5"> </text:span><text:span text:style-name="T6">xmlns:th</text:span><text:span text:style-name="T7">=</text:span><text:span text:style-name="T9">"http:/www.thymeleaf.org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<text:span text:style-name="T5"> </text:span><text:span text:style-name="T6">charset</text:span><text:span text:style-name="T7">=</text:span><text:span text:style-name="T9">"UTF-8"</text:span><text:span text:style-name="T1">&gt;</text:span></text:p>
      <text:p text:style-name="P2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2"><text:span text:style-name="T1">&lt;</text:span><text:span text:style-name="T3">h1</text:span><text:span text:style-name="T1">&gt;</text:span><text:span text:style-name="T7">Search for User</text:span><text:span text:style-name="T1">&lt;/</text:span><text:span text:style-name="T3">h1</text:span><text:span text:style-name="T1">&gt;</text:span></text:p>
      <text:p text:style-name="P3"/>
      <text:p text:style-name="P2"><text:span text:style-name="T1">&lt;</text:span><text:span text:style-name="T3">div</text:span><text:span text:style-name="T5"> </text:span><text:span text:style-name="T6">style</text:span><text:span text:style-name="T7">="</text:span><text:span text:style-name="T6">color</text:span><text:span text:style-name="T7">: </text:span><text:span text:style-name="T11">red</text:span><text:span text:style-name="T7">" </text:span><text:span text:style-name="T6">th:if</text:span><text:span text:style-name="T7">=</text:span><text:span text:style-name="T9">"${userFound != null}"</text:span><text:span text:style-name="T5"> </text:span><text:span text:style-name="T6">th:text</text:span><text:span text:style-name="T7">=</text:span><text:span text:style-name="T9">"${userFound}"</text:span><text:span text:style-name="T1">&gt;&lt;/</text:span><text:span text:style-name="T3">div</text:span><text:span text:style-name="T1">&gt;</text:span></text:p>
      <text:p text:style-name="P3"/>
      <text:p text:style-name="P2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4"><text:span text:style-name="T12">package</text:span><text:span text:style-name="T14"> com.simplilearn.Phase3_Spring.model;</text:span></text:p>
      <text:p text:style-name="P3"/>
      <text:p text:style-name="P2"><text:span text:style-name="T12">public</text:span><text:span text:style-name="T14"> </text:span><text:span text:style-name="T12">class</text:span><text:span text:style-name="T14"> Product {</text:span></text:p>
      <text:p text:style-name="P2"><text:span text:style-name="T14"><text:tab/></text:span></text:p>
      <text:p text:style-name="P2"><text:span text:style-name="T14"><text:tab/></text:span><text:span text:style-name="T12">private</text:span><text:span text:style-name="T14"> </text:span><text:span text:style-name="T12">int</text:span><text:span text:style-name="T14"> </text:span><text:span text:style-name="T17">id</text:span><text:span text:style-name="T14">;</text:span></text:p>
      <text:p text:style-name="P2"><text:span text:style-name="T14"><text:tab/></text:span><text:span text:style-name="T12">private</text:span><text:span text:style-name="T14"> String </text:span><text:span text:style-name="T17">name</text:span><text:span text:style-name="T14">;</text:span></text:p>
      <text:p text:style-name="P2"><text:span text:style-name="T14"><text:tab/></text:span><text:span text:style-name="T12">private</text:span><text:span text:style-name="T14"> String </text:span><text:span text:style-name="T17">category</text:span><text:span text:style-name="T14">;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</text:span><text:span text:style-name="T12">int</text:span><text:span text:style-name="T14"> getId() {</text:span></text:p>
      <text:p text:style-name="P2"><text:span text:style-name="T14"><text:tab/><text:tab/></text:span><text:span text:style-name="T12">return</text:span><text:span text:style-name="T14"> </text:span><text:span text:style-name="T17">id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Id(</text:span><text:span text:style-name="T12">int</text:span><text:span text:style-name="T14"> </text:span><text:span text:style-name="T20">id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id</text:span><text:span text:style-name="T14"> = </text:span><text:span text:style-name="T20">id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String getName() {</text:span></text:p>
      <text:p text:style-name="P2"><text:span text:style-name="T14"><text:tab/><text:tab/></text:span><text:span text:style-name="T12">return</text:span><text:span text:style-name="T14"> </text:span><text:span text:style-name="T17">name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Name(String </text:span><text:span text:style-name="T20">name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name</text:span><text:span text:style-name="T14"> = </text:span><text:span text:style-name="T20">name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String getCategory() {</text:span></text:p>
      <text:p text:style-name="P2"><text:span text:style-name="T14"><text:tab/><text:tab/></text:span><text:span text:style-name="T12">return</text:span><text:span text:style-name="T14"> </text:span><text:span text:style-name="T17">category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Category(String </text:span><text:span text:style-name="T20">category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category</text:span><text:span text:style-name="T14"> = </text:span><text:span text:style-name="T20">category</text:span><text:span text:style-name="T14">;</text:span></text:p>
      <text:p text:style-name="P2"><text:span text:style-name="T14"><text:tab/>}</text:span></text:p>
      <text:p text:style-name="P2"><text:span text:style-name="T14"><text:tab/></text:span></text:p>
      <text:p text:style-name="P3"/>
      <text:p text:style-name="P2"><text:span text:style-name="T14">}</text:span></text:p>
      <text:p text:style-name="P1"><text:span text:style-name="T12">package</text:span><text:span text:style-name="T14"> com.simplilearn.Phase3_Spring.model;</text:span></text:p>
      <text:p text:style-name="P3"/>
      <text:p text:style-name="P2"><text:span text:style-name="T12">public</text:span><text:span text:style-name="T14"> </text:span><text:span text:style-name="T12">class</text:span><text:span text:style-name="T14"> User {</text:span></text:p>
      <text:p text:style-name="P3"/>
      <text:p text:style-name="P2"><text:span text:style-name="T14"><text:tab/></text:span><text:span text:style-name="T12">public</text:span><text:span text:style-name="T14"> String </text:span><text:span text:style-name="T17">name</text:span><text:span text:style-name="T14">;</text:span></text:p>
      <text:p text:style-name="P2"><text:span text:style-name="T14"><text:tab/></text:span><text:span text:style-name="T12">public</text:span><text:span text:style-name="T14"> String </text:span><text:span text:style-name="T17">password</text:span><text:span text:style-name="T14">;</text:span></text:p>
      <text:p text:style-name="P2"><text:span text:style-name="T14"><text:tab/></text:span><text:span text:style-name="T12">public</text:span><text:span text:style-name="T14"> String </text:span><text:span text:style-name="T17">searchName</text:span><text:span text:style-name="T14">;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String getName() {</text:span></text:p>
      <text:p text:style-name="P2"><text:span text:style-name="T14"><text:tab/><text:tab/></text:span><text:span text:style-name="T12">return</text:span><text:span text:style-name="T14"> </text:span><text:span text:style-name="T17">name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Name(String </text:span><text:span text:style-name="T20">name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name</text:span><text:span text:style-name="T14"> = </text:span><text:span text:style-name="T20">name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String getPassword() {</text:span></text:p>
      <text:p text:style-name="P2"><text:span text:style-name="T14"><text:tab/><text:tab/></text:span><text:span text:style-name="T12">return</text:span><text:span text:style-name="T14"> </text:span><text:span text:style-name="T17">password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Password(String </text:span><text:span text:style-name="T20">password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password</text:span><text:span text:style-name="T14"> = </text:span><text:span text:style-name="T20">password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String getSearchName() {</text:span></text:p>
      <text:p text:style-name="P2"><text:span text:style-name="T14"><text:tab/><text:tab/></text:span><text:span text:style-name="T12">return</text:span><text:span text:style-name="T14"> </text:span><text:span text:style-name="T17">searchName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SearchName(String </text:span><text:span text:style-name="T20">searchName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searchName</text:span><text:span text:style-name="T14"> = </text:span><text:span text:style-name="T20">searchName</text:span><text:span text:style-name="T14">;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}</text:span></text:p>
      <text:p text:style-name="P1"><text:span text:style-name="T1"/></text:p>
      <text:p text:style-name="P4"><text:span text:style-name="T12">package</text:span><text:span text:style-name="T14"> com.simplilearn.Phase3_Spring.model;</text:span></text:p>
      <text:p text:style-name="P3"/>
      <text:p text:style-name="P2"><text:span text:style-name="T12">import</text:span><text:span text:style-name="T14"> java.sql.Date;</text:span></text:p>
      <text:p text:style-name="P3"/>
      <text:p text:style-name="P2"><text:span text:style-name="T12">public</text:span><text:span text:style-name="T14"> </text:span><text:span text:style-name="T12">class</text:span><text:span text:style-name="T14"> Purchase {</text:span></text:p>
      <text:p text:style-name="P2"><text:span text:style-name="T14"><text:tab/></text:span></text:p>
      <text:p text:style-name="P2"><text:span text:style-name="T14"><text:tab/></text:span><text:span text:style-name="T12">private</text:span><text:span text:style-name="T14"> String </text:span><text:span text:style-name="T17">id</text:span><text:span text:style-name="T14">;</text:span></text:p>
      <text:p text:style-name="P2"><text:span text:style-name="T14"><text:tab/></text:span><text:span text:style-name="T12">private</text:span><text:span text:style-name="T14"> String </text:span><text:span text:style-name="T17">user</text:span><text:span text:style-name="T14">;</text:span></text:p>
      <text:p text:style-name="P2"><text:span text:style-name="T14"><text:tab/></text:span><text:span text:style-name="T12">private</text:span><text:span text:style-name="T14"> String </text:span><text:span text:style-name="T17">productName</text:span><text:span text:style-name="T14">;</text:span></text:p>
      <text:p text:style-name="P2"><text:span text:style-name="T14"><text:tab/></text:span><text:span text:style-name="T12">private</text:span><text:span text:style-name="T14"> String </text:span><text:span text:style-name="T17">productCategory</text:span><text:span text:style-name="T14">;</text:span></text:p>
      <text:p text:style-name="P2"><text:span text:style-name="T14"><text:tab/></text:span><text:span text:style-name="T12">private</text:span><text:span text:style-name="T14"> Date </text:span><text:span text:style-name="T17">timestamp</text:span><text:span text:style-name="T14">;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String getId() {</text:span></text:p>
      <text:p text:style-name="P2"><text:span text:style-name="T14"><text:tab/><text:tab/></text:span><text:span text:style-name="T12">return</text:span><text:span text:style-name="T14"> </text:span><text:span text:style-name="T17">id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Id(String </text:span><text:span text:style-name="T20">id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id</text:span><text:span text:style-name="T14"> = </text:span><text:span text:style-name="T20">id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String getUser() {</text:span></text:p>
      <text:p text:style-name="P2"><text:span text:style-name="T14"><text:tab/><text:tab/></text:span><text:span text:style-name="T12">return</text:span><text:span text:style-name="T14"> </text:span><text:span text:style-name="T17">user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User(String </text:span><text:span text:style-name="T20">user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user</text:span><text:span text:style-name="T14"> = </text:span><text:span text:style-name="T20">user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5">String</text:span><text:span text:style-name="T14"> getProductName() {</text:span></text:p>
      <text:p text:style-name="P2"><text:span text:style-name="T14"><text:tab/><text:tab/></text:span><text:span text:style-name="T13">return</text:span><text:span text:style-name="T15"> </text:span><text:span text:style-name="T18">productName</text:span><text:span text:style-name="T15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ProductName(String </text:span><text:span text:style-name="T20">productName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productName</text:span><text:span text:style-name="T14"> = </text:span><text:span text:style-name="T20">productName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String getProductCategory() {</text:span></text:p>
      <text:p text:style-name="P2"><text:span text:style-name="T14"><text:tab/><text:tab/></text:span><text:span text:style-name="T12">return</text:span><text:span text:style-name="T14"> </text:span><text:span text:style-name="T17">productCategory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ProductCategory(String </text:span><text:span text:style-name="T20">productCategory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productCategory</text:span><text:span text:style-name="T14"> = </text:span><text:span text:style-name="T20">productCategory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Date getTimestamp() {</text:span></text:p>
      <text:p text:style-name="P2"><text:span text:style-name="T14"><text:tab/><text:tab/></text:span><text:span text:style-name="T12">return</text:span><text:span text:style-name="T14"> </text:span><text:span text:style-name="T17">timestamp</text:span><text:span text:style-name="T14">;</text:span></text:p>
      <text:p text:style-name="P2"><text:span text:style-name="T14"><text:tab/>}</text:span></text:p>
      <text:p text:style-name="P2"><text:span text:style-name="T14"><text:tab/></text:span><text:span text:style-name="T12">public</text:span><text:span text:style-name="T14"> </text:span><text:span text:style-name="T12">void</text:span><text:span text:style-name="T14"> setTimestamp(Date </text:span><text:span text:style-name="T20">timestamp</text:span><text:span text:style-name="T14">) {</text:span></text:p>
      <text:p text:style-name="P2"><text:span text:style-name="T14"><text:tab/><text:tab/></text:span><text:span text:style-name="T12">this</text:span><text:span text:style-name="T14">.</text:span><text:span text:style-name="T17">timestamp</text:span><text:span text:style-name="T14"> = </text:span><text:span text:style-name="T20">timestamp</text:span><text:span text:style-name="T14">;</text:span></text:p>
      <text:p text:style-name="P2"><text:span text:style-name="T14"><text:tab/>}</text:span></text:p>
      <text:p text:style-name="P2"><text:span text:style-name="T14">}</text:span></text:p>
      <text:p text:style-name="P1"><text:span text:style-name="T1"/></text:p>
      <text:p text:style-name="P4"><text:span text:style-name="T12">package</text:span><text:span text:style-name="T14"> com.simplilearn.Phase3_Spring.dao;</text:span></text:p>
      <text:p text:style-name="P3"/>
      <text:p text:style-name="P2"><text:span text:style-name="T12">import</text:span><text:span text:style-name="T14"> org.springframework.jdbc.core.JdbcTemplate;</text:span></text:p>
      <text:p text:style-name="P2"><text:span text:style-name="T12">import</text:span><text:span text:style-name="T14"> org.springframework.jdbc.core.PreparedStatementSetter;</text:span></text:p>
      <text:p text:style-name="P2"><text:span text:style-name="T12">import</text:span><text:span text:style-name="T14"> org.springframework.jdbc.core.RowMapper;</text:span></text:p>
      <text:p text:style-name="P2"><text:span text:style-name="T12">import</text:span><text:span text:style-name="T14"> org.springframework.jdbc.core.namedparam.MapSqlParameterSource;</text:span></text:p>
      <text:p text:style-name="P2"><text:span text:style-name="T12">import</text:span><text:span text:style-name="T14"> org.springframework.jdbc.core.namedparam.NamedParameterJdbcTemplate;</text:span></text:p>
      <text:p text:style-name="P2"><text:span text:style-name="T12">import</text:span><text:span text:style-name="T14"> org.springframework.jdbc.core.namedparam.SqlParameterSource;</text:span></text:p>
      <text:p text:style-name="P2"><text:span text:style-name="T12">import</text:span><text:span text:style-name="T14"> org.springframework.stereotype.Repository;</text:span></text:p>
      <text:p text:style-name="P3"/>
      <text:p text:style-name="P2"><text:span text:style-name="T12">import</text:span><text:span text:style-name="T14"> com.simplilearn.Phase3_Spring.model.Product;</text:span></text:p>
      <text:p text:style-name="P2"><text:span text:style-name="T12">import</text:span><text:span text:style-name="T14"> com.simplilearn.Phase3_Spring.model.Purchase;</text:span></text:p>
      <text:p text:style-name="P2"><text:span text:style-name="T12">import</text:span><text:span text:style-name="T14"> com.simplilearn.Phase3_Spring.model.User;</text:span></text:p>
      <text:p text:style-name="P3"/>
      <text:p text:style-name="P2"><text:span text:style-name="T12">import</text:span><text:span text:style-name="T14"> java.sql.PreparedStatement;</text:span></text:p>
      <text:p text:style-name="P2"><text:span text:style-name="T12">import</text:span><text:span text:style-name="T14"> java.sql.ResultSet;</text:span></text:p>
      <text:p text:style-name="P2"><text:span text:style-name="T12">import</text:span><text:span text:style-name="T14"> java.sql.SQLException;</text:span></text:p>
      <text:p text:style-name="P2"><text:span text:style-name="T12">import</text:span><text:span text:style-name="T14"> java.util.List;</text:span></text:p>
      <text:p text:style-name="P3"/>
      <text:p text:style-name="P2"><text:span text:style-name="T12">import</text:span><text:span text:style-name="T14"> org.springframework.beans.factory.annotation.Autowired;</text:span></text:p>
      <text:p text:style-name="P3"/>
      <text:p text:style-name="P2"><text:span text:style-name="T21">@Repository</text:span></text:p>
      <text:p text:style-name="P2"><text:span text:style-name="T12">public</text:span><text:span text:style-name="T14"> </text:span><text:span text:style-name="T12">class</text:span><text:span text:style-name="T14"> DAO {</text:span></text:p>
      <text:p text:style-name="P2"><text:span text:style-name="T14"><text:tab/></text:span></text:p>
      <text:p text:style-name="P2"><text:span text:style-name="T14"><text:tab/></text:span><text:span text:style-name="T21">@Autowired</text:span></text:p>
      <text:p text:style-name="P2"><text:span text:style-name="T14"><text:tab/>NamedParameterJdbcTemplate </text:span><text:span text:style-name="T17">NPjdbcTemplate</text:span><text:span text:style-name="T14">;</text:span></text:p>
      <text:p text:style-name="P2"><text:span text:style-name="T14"><text:tab/></text:span></text:p>
      <text:p text:style-name="P2"><text:span text:style-name="T14"><text:tab/></text:span><text:span text:style-name="T21">@Autowired</text:span></text:p>
      <text:p text:style-name="P2"><text:span text:style-name="T14"><text:tab/>JdbcTemplate </text:span><text:span text:style-name="T17">jdbcTemplate</text:span><text:span text:style-name="T14">;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String authenticate(String </text:span><text:span text:style-name="T20">user</text:span><text:span text:style-name="T14">, String </text:span><text:span text:style-name="T20">password</text:span><text:span text:style-name="T14">) {</text:span></text:p>
      <text:p text:style-name="P2"><text:span text:style-name="T14"><text:tab/><text:tab/>SqlParameterSource </text:span><text:span text:style-name="T20">namedParameters</text:span><text:span text:style-name="T14"> = </text:span><text:span text:style-name="T12">new</text:span><text:span text:style-name="T14"> MapSqlParameterSource().addValue(</text:span><text:span text:style-name="T10">"user"</text:span><text:span text:style-name="T14">, </text:span><text:span text:style-name="T20">user</text:span><text:span text:style-name="T14">);</text:span></text:p>
      <text:p text:style-name="P2"><text:span text:style-name="T14"><text:tab/><text:tab/></text:span><text:span text:style-name="T12">return</text:span><text:span text:style-name="T14"> </text:span><text:span text:style-name="T17">NPjdbcTemplate</text:span><text:span text:style-name="T14">.queryForObject(</text:span><text:span text:style-name="T10">"select password from user where name=:user"</text:span><text:span text:style-name="T14">, </text:span><text:span text:style-name="T20">namedParameters</text:span><text:span text:style-name="T14">, String.</text:span><text:span text:style-name="T12">class</text:span><text:span text:style-name="T14">);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</text:span><text:span text:style-name="T12">int</text:span><text:span text:style-name="T14"> changePw(String </text:span><text:span text:style-name="T20">user</text:span><text:span text:style-name="T14">, String </text:span><text:span text:style-name="T20">password</text:span><text:span text:style-name="T14">) {</text:span></text:p>
      <text:p text:style-name="P2"><text:span text:style-name="T14"><text:tab/><text:tab/></text:span><text:span text:style-name="T12">int</text:span><text:span text:style-name="T14"> </text:span><text:span text:style-name="T20">result</text:span><text:span text:style-name="T14"> = </text:span><text:span text:style-name="T17">jdbcTemplate</text:span><text:span text:style-name="T14">.update(</text:span><text:span text:style-name="T10">"update user set password = ? where name = ?"</text:span><text:span text:style-name="T14">, </text:span><text:span text:style-name="T20">password</text:span><text:span text:style-name="T14">, </text:span><text:span text:style-name="T20">user</text:span><text:span text:style-name="T14">);</text:span></text:p>
      <text:p text:style-name="P2"><text:span text:style-name="T14"><text:tab/><text:tab/></text:span><text:span text:style-name="T12">return</text:span><text:span text:style-name="T14"> </text:span><text:span text:style-name="T20">result</text:span><text:span text:style-name="T14">;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List&lt;User&gt; getUsers(){</text:span></text:p>
      <text:p text:style-name="P2"><text:span text:style-name="T14"><text:tab/><text:tab/></text:span><text:span text:style-name="T12">return</text:span><text:span text:style-name="T14"> </text:span><text:span text:style-name="T17">jdbcTemplate</text:span><text:span text:style-name="T14">.query(</text:span><text:span text:style-name="T10">"select * from user"</text:span><text:span text:style-name="T14">, </text:span><text:span text:style-name="T12">new</text:span><text:span text:style-name="T14"> RowMapper&lt;User&gt; () {</text:span></text:p>
      <text:p text:style-name="P3"/>
      <text:p text:style-name="P2"><text:span text:style-name="T14"><text:tab/><text:tab/><text:tab/></text:span><text:span text:style-name="T21">@Override</text:span></text:p>
      <text:p text:style-name="P2"><text:span text:style-name="T14"><text:tab/><text:tab/><text:tab/></text:span><text:span text:style-name="T12">public</text:span><text:span text:style-name="T14"> User mapRow(ResultSet </text:span><text:span text:style-name="T20">rs</text:span><text:span text:style-name="T14">, </text:span><text:span text:style-name="T12">int</text:span><text:span text:style-name="T14"> </text:span><text:span text:style-name="T20">rowNum</text:span><text:span text:style-name="T14">) </text:span><text:span text:style-name="T12">throws</text:span><text:span text:style-name="T14"> SQLException {</text:span></text:p>
      <text:p text:style-name="P2"><text:span text:style-name="T14"><text:tab/><text:tab/><text:tab/><text:tab/>User </text:span><text:span text:style-name="T20">u</text:span><text:span text:style-name="T14"> = </text:span><text:span text:style-name="T12">new</text:span><text:span text:style-name="T14"> User();</text:span></text:p>
      <text:p text:style-name="P2"><text:span text:style-name="T14"><text:tab/><text:tab/><text:tab/><text:tab/></text:span><text:span text:style-name="T20">u</text:span><text:span text:style-name="T14">.setName(</text:span><text:span text:style-name="T20">rs</text:span><text:span text:style-name="T14">.getString(1));</text:span></text:p>
      <text:p text:style-name="P2"><text:span text:style-name="T14"><text:tab/><text:tab/><text:tab/><text:tab/></text:span><text:span text:style-name="T12">return</text:span><text:span text:style-name="T14"> </text:span><text:span text:style-name="T20">u</text:span><text:span text:style-name="T14">;</text:span></text:p>
      <text:p text:style-name="P2"><text:span text:style-name="T14"><text:tab/><text:tab/><text:tab/>}</text:span></text:p>
      <text:p text:style-name="P2"><text:span text:style-name="T14"><text:tab/><text:tab/>});<text:tab/></text:span></text:p>
      <text:p text:style-name="P2"><text:span text:style-name="T14"><text:tab/>}</text:span></text:p>
      <text:p text:style-name="P3"/>
      <text:p text:style-name="P2"><text:span text:style-name="T14"><text:tab/></text:span><text:span text:style-name="T12">public</text:span><text:span text:style-name="T14"> String searchUser(String </text:span><text:span text:style-name="T20">user</text:span><text:span text:style-name="T14">) {</text:span></text:p>
      <text:p text:style-name="P2"><text:span text:style-name="T14"><text:tab/><text:tab/>SqlParameterSource </text:span><text:span text:style-name="T20">namedParameters</text:span><text:span text:style-name="T14"> = </text:span><text:span text:style-name="T12">new</text:span><text:span text:style-name="T14"> MapSqlParameterSource().addValue(</text:span><text:span text:style-name="T10">"user"</text:span><text:span text:style-name="T14">, </text:span><text:span text:style-name="T20">user</text:span><text:span text:style-name="T14">);</text:span></text:p>
      <text:p text:style-name="P2"><text:soft-page-break/><text:span text:style-name="T14"><text:tab/><text:tab/>String </text:span><text:span text:style-name="T20">us</text:span><text:span text:style-name="T14"> = </text:span><text:span text:style-name="T12">null</text:span><text:span text:style-name="T14">;</text:span></text:p>
      <text:p text:style-name="P2"><text:span text:style-name="T14"><text:tab/><text:tab/></text:span><text:span text:style-name="T12">try</text:span><text:span text:style-name="T14"> {</text:span></text:p>
      <text:p text:style-name="P2"><text:span text:style-name="T14"><text:tab/><text:tab/><text:tab/></text:span><text:span text:style-name="T20">us</text:span><text:span text:style-name="T14"> = </text:span><text:span text:style-name="T17">NPjdbcTemplate</text:span><text:span text:style-name="T14">.queryForObject(</text:span><text:span text:style-name="T10">"select name from user where name=:user"</text:span><text:span text:style-name="T14">, </text:span><text:span text:style-name="T20">namedParameters</text:span><text:span text:style-name="T14">, String.</text:span><text:span text:style-name="T12">class</text:span><text:span text:style-name="T14">);</text:span></text:p>
      <text:p text:style-name="P2"><text:span text:style-name="T14"><text:tab/><text:tab/>}</text:span><text:span text:style-name="T12">catch</text:span><text:span text:style-name="T14">(Exception </text:span><text:span text:style-name="T20">ex</text:span><text:span text:style-name="T14">){</text:span></text:p>
      <text:p text:style-name="P2"><text:span text:style-name="T14"><text:tab/><text:tab/><text:tab/>System.</text:span><text:span text:style-name="T19">out</text:span><text:span text:style-name="T14">.println(</text:span><text:span text:style-name="T10">"Empty Resultset"</text:span><text:span text:style-name="T14">);</text:span></text:p>
      <text:p text:style-name="P2"><text:span text:style-name="T14"><text:tab/><text:tab/></text:span></text:p>
      <text:p text:style-name="P2"><text:span text:style-name="T14"><text:tab/><text:tab/>}</text:span></text:p>
      <text:p text:style-name="P2"><text:span text:style-name="T14"><text:tab/></text:span></text:p>
      <text:p text:style-name="P2"><text:span text:style-name="T14"><text:tab/><text:tab/></text:span><text:span text:style-name="T12">if</text:span><text:span text:style-name="T14">(</text:span><text:span text:style-name="T20">us</text:span><text:span text:style-name="T14"> != </text:span><text:span text:style-name="T12">null</text:span><text:span text:style-name="T14"> &amp;&amp; !</text:span><text:span text:style-name="T20">us</text:span><text:span text:style-name="T14">.isEmpty() &amp;&amp; </text:span><text:span text:style-name="T20">us</text:span><text:span text:style-name="T14">.equals(</text:span><text:span text:style-name="T20">user</text:span><text:span text:style-name="T14">) ){</text:span></text:p>
      <text:p text:style-name="P2"><text:span text:style-name="T14"><text:tab/><text:tab/><text:tab/></text:span><text:span text:style-name="T12">return</text:span><text:span text:style-name="T14"> </text:span><text:span text:style-name="T20">us</text:span><text:span text:style-name="T14">;</text:span></text:p>
      <text:p text:style-name="P2"><text:span text:style-name="T14"><text:tab/><text:tab/>}</text:span><text:span text:style-name="T12">else</text:span><text:span text:style-name="T14"> {</text:span></text:p>
      <text:p text:style-name="P2"><text:span text:style-name="T14"><text:tab/><text:tab/><text:tab/></text:span><text:span text:style-name="T12">return</text:span><text:span text:style-name="T14"> </text:span><text:span text:style-name="T10">"not found"</text:span><text:span text:style-name="T14">;</text:span></text:p>
      <text:p text:style-name="P2"><text:span text:style-name="T14"><text:tab/><text:tab/>}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List&lt;Product&gt; getProducts(){</text:span></text:p>
      <text:p text:style-name="P2"><text:span text:style-name="T14"><text:tab/><text:tab/></text:span></text:p>
      <text:p text:style-name="P2"><text:span text:style-name="T14"><text:tab/><text:tab/></text:span><text:span text:style-name="T12">return</text:span><text:span text:style-name="T14"> </text:span><text:span text:style-name="T17">jdbcTemplate</text:span><text:span text:style-name="T14">.query(</text:span><text:span text:style-name="T10">"select * from product"</text:span><text:span text:style-name="T14">, </text:span><text:span text:style-name="T12">new</text:span><text:span text:style-name="T14"> RowMapper&lt;Product&gt; () {</text:span></text:p>
      <text:p text:style-name="P3"/>
      <text:p text:style-name="P2"><text:span text:style-name="T14"><text:tab/><text:tab/><text:tab/></text:span><text:span text:style-name="T21">@Override</text:span></text:p>
      <text:p text:style-name="P2"><text:span text:style-name="T14"><text:tab/><text:tab/><text:tab/></text:span><text:span text:style-name="T12">public</text:span><text:span text:style-name="T14"> Product mapRow(ResultSet </text:span><text:span text:style-name="T20">rs</text:span><text:span text:style-name="T14">, </text:span><text:span text:style-name="T12">int</text:span><text:span text:style-name="T14"> </text:span><text:span text:style-name="T20">rowNum</text:span><text:span text:style-name="T14">) </text:span><text:span text:style-name="T12">throws</text:span><text:span text:style-name="T14"> SQLException {</text:span></text:p>
      <text:p text:style-name="P2"><text:span text:style-name="T14"><text:tab/><text:tab/><text:tab/><text:tab/>Product </text:span><text:span text:style-name="T20">p</text:span><text:span text:style-name="T14"> = </text:span><text:span text:style-name="T12">new</text:span><text:span text:style-name="T14"> Product();</text:span></text:p>
      <text:p text:style-name="P2"><text:span text:style-name="T14"><text:tab/><text:tab/><text:tab/><text:tab/></text:span><text:span text:style-name="T20">p</text:span><text:span text:style-name="T14">.setId(</text:span><text:span text:style-name="T20">rs</text:span><text:span text:style-name="T14">.getInt(1));</text:span></text:p>
      <text:p text:style-name="P2"><text:span text:style-name="T14"><text:tab/><text:tab/><text:tab/><text:tab/></text:span><text:span text:style-name="T20">p</text:span><text:span text:style-name="T14">.setName(</text:span><text:span text:style-name="T20">rs</text:span><text:span text:style-name="T14">.getString(2));</text:span></text:p>
      <text:p text:style-name="P2"><text:span text:style-name="T14"><text:tab/><text:tab/><text:tab/><text:tab/></text:span><text:span text:style-name="T20">p</text:span><text:span text:style-name="T14">.setCategory(</text:span><text:span text:style-name="T20">rs</text:span><text:span text:style-name="T14">.getString(3));</text:span></text:p>
      <text:p text:style-name="P2"><text:span text:style-name="T14"><text:tab/><text:tab/><text:tab/><text:tab/></text:span><text:span text:style-name="T12">return</text:span><text:span text:style-name="T14"> </text:span><text:span text:style-name="T20">p</text:span><text:span text:style-name="T14">;</text:span></text:p>
      <text:p text:style-name="P2"><text:span text:style-name="T14"><text:tab/><text:tab/><text:tab/>}</text:span></text:p>
      <text:p text:style-name="P2"><text:span text:style-name="T14"><text:tab/><text:tab/>});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</text:span><text:span text:style-name="T12">int</text:span><text:span text:style-name="T14"> setProduct(String </text:span><text:span text:style-name="T20">name</text:span><text:span text:style-name="T14">, String </text:span><text:span text:style-name="T20">category</text:span><text:span text:style-name="T14">) {</text:span></text:p>
      <text:p text:style-name="P2"><text:span text:style-name="T14"><text:tab/><text:tab/></text:span></text:p>
      <text:p text:style-name="P2"><text:span text:style-name="T14"><text:tab/><text:tab/></text:span><text:span text:style-name="T12">int</text:span><text:span text:style-name="T14"> </text:span><text:span text:style-name="T20">result</text:span><text:span text:style-name="T14"> = </text:span><text:span text:style-name="T17">jdbcTemplate</text:span><text:span text:style-name="T14">.update(</text:span><text:span text:style-name="T10">"insert into product (name, category) values(?, ?)"</text:span><text:span text:style-name="T14">, </text:span><text:span text:style-name="T20">name</text:span><text:span text:style-name="T14">, </text:span><text:span text:style-name="T20">category</text:span><text:span text:style-name="T14">);</text:span></text:p>
      <text:p text:style-name="P2"><text:span text:style-name="T14"><text:tab/><text:tab/></text:span><text:span text:style-name="T12">return</text:span><text:span text:style-name="T14"> </text:span><text:span text:style-name="T20">result</text:span><text:span text:style-name="T14">;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</text:span><text:span text:style-name="T12">int</text:span><text:span text:style-name="T14"> delProduct(String </text:span><text:span text:style-name="T20">name</text:span><text:span text:style-name="T14">, String </text:span><text:span text:style-name="T20">category</text:span><text:span text:style-name="T14">) {</text:span></text:p>
      <text:p text:style-name="P2"><text:span text:style-name="T14"><text:tab/><text:tab/></text:span></text:p>
      <text:p text:style-name="P2"><text:span text:style-name="T14"><text:tab/><text:tab/></text:span><text:span text:style-name="T12">int</text:span><text:span text:style-name="T14"> </text:span><text:span text:style-name="T20">result</text:span><text:span text:style-name="T14"> = </text:span><text:span text:style-name="T17">jdbcTemplate</text:span><text:span text:style-name="T14">.update(</text:span><text:span text:style-name="T10">"delete from product where <text:s/>name =? and category=?"</text:span><text:span text:style-name="T14">, </text:span><text:span text:style-name="T20">name</text:span><text:span text:style-name="T14">, </text:span><text:span text:style-name="T20">category</text:span><text:span text:style-name="T14">);</text:span></text:p>
      <text:p text:style-name="P2"><text:span text:style-name="T14"><text:tab/><text:tab/></text:span><text:span text:style-name="T12">return</text:span><text:span text:style-name="T14"> </text:span><text:span text:style-name="T20">result</text:span><text:span text:style-name="T14">;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List&lt;Purchase&gt; searchAllPurchases(){</text:span></text:p>
      <text:p text:style-name="P2"><text:span text:style-name="T14"><text:tab/><text:tab/></text:span><text:span text:style-name="T12">return</text:span><text:span text:style-name="T14"> </text:span><text:span text:style-name="T17">jdbcTemplate</text:span><text:span text:style-name="T14">.query(</text:span><text:span text:style-name="T10">"select u.name, p.name, p.category, pu.ts from purchase pu left join (user u, product p) on (pu.name_id = u.id and pu.product_id = p.id)"</text:span><text:span text:style-name="T14"> ,</text:span></text:p>
      <text:p text:style-name="P2"><text:span text:style-name="T14"><text:tab/><text:tab/><text:tab/><text:tab/></text:span><text:span text:style-name="T12">new</text:span><text:span text:style-name="T14"> RowMapper&lt;Purchase&gt; () {</text:span></text:p>
      <text:p text:style-name="P2"><text:span text:style-name="T14"><text:tab/><text:tab/><text:tab/></text:span><text:span text:style-name="T21">@Override</text:span></text:p>
      <text:p text:style-name="P2"><text:span text:style-name="T14"><text:tab/><text:tab/><text:tab/></text:span><text:span text:style-name="T12">public</text:span><text:span text:style-name="T14"> Purchase mapRow(ResultSet </text:span><text:span text:style-name="T20">rs</text:span><text:span text:style-name="T14">, </text:span><text:span text:style-name="T12">int</text:span><text:span text:style-name="T14"> </text:span><text:span text:style-name="T20">rowNum</text:span><text:span text:style-name="T14">) </text:span><text:span text:style-name="T12">throws</text:span><text:span text:style-name="T14"> SQLException {</text:span></text:p>
      <text:p text:style-name="P2"><text:span text:style-name="T14"><text:tab/><text:tab/><text:tab/><text:tab/>Purchase </text:span><text:span text:style-name="T20">pu</text:span><text:span text:style-name="T14"> = </text:span><text:span text:style-name="T12">new</text:span><text:span text:style-name="T14"> Purchase();</text:span></text:p>
      <text:p text:style-name="P2"><text:span text:style-name="T14"><text:tab/><text:tab/><text:tab/><text:tab/></text:span><text:span text:style-name="T20">pu</text:span><text:span text:style-name="T14">.setUser(</text:span><text:span text:style-name="T20">rs</text:span><text:span text:style-name="T14">.getString(1));</text:span></text:p>
      <text:p text:style-name="P2"><text:span text:style-name="T14"><text:tab/><text:tab/><text:tab/><text:tab/></text:span><text:span text:style-name="T20">pu</text:span><text:span text:style-name="T14">.setProductName(</text:span><text:span text:style-name="T20">rs</text:span><text:span text:style-name="T14">.getString(2));</text:span></text:p>
      <text:p text:style-name="P2"><text:span text:style-name="T14"><text:tab/><text:tab/><text:tab/><text:tab/></text:span><text:span text:style-name="T20">pu</text:span><text:span text:style-name="T14">.setProductCategory(</text:span><text:span text:style-name="T20">rs</text:span><text:span text:style-name="T14">.getString(3));</text:span></text:p>
      <text:p text:style-name="P2"><text:soft-page-break/><text:span text:style-name="T14"><text:tab/><text:tab/><text:tab/><text:tab/></text:span><text:span text:style-name="T20">pu</text:span><text:span text:style-name="T14">.setTimestamp(</text:span><text:span text:style-name="T20">rs</text:span><text:span text:style-name="T14">.getDate(4));</text:span></text:p>
      <text:p text:style-name="P2"><text:span text:style-name="T14"><text:tab/><text:tab/><text:tab/><text:tab/></text:span><text:span text:style-name="T12">return</text:span><text:span text:style-name="T14"> </text:span><text:span text:style-name="T20">pu</text:span><text:span text:style-name="T14">;</text:span></text:p>
      <text:p text:style-name="P2"><text:span text:style-name="T14"><text:tab/><text:tab/><text:tab/>}</text:span></text:p>
      <text:p text:style-name="P2"><text:span text:style-name="T14"><text:tab/><text:tab/><text:tab/></text:span></text:p>
      <text:p text:style-name="P2"><text:span text:style-name="T14"><text:tab/><text:tab/>});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List&lt;Purchase&gt; searchPurchasesByDate(String </text:span><text:span text:style-name="T20">date</text:span><text:span text:style-name="T14">){</text:span></text:p>
      <text:p text:style-name="P2"><text:span text:style-name="T14"><text:tab/><text:tab/></text:span><text:span text:style-name="T12">return</text:span><text:span text:style-name="T14"> </text:span><text:span text:style-name="T17">jdbcTemplate</text:span><text:span text:style-name="T14">.query(</text:span><text:span text:style-name="T10">"select u.name, p.name, p.category, pu.ts from purchase pu left join (user u, product p) on (pu.name_id = u.id and pu.product_id = p.id) where Date(pu.ts)=?"</text:span><text:span text:style-name="T14"> ,</text:span></text:p>
      <text:p text:style-name="P2"><text:span text:style-name="T14"><text:tab/><text:tab/><text:tab/><text:tab/></text:span><text:span text:style-name="T12">new</text:span><text:span text:style-name="T14"> PreparedStatementSetter() {</text:span></text:p>
      <text:p text:style-name="P2"><text:span text:style-name="T14"><text:tab/><text:tab/><text:tab/> <text:s text:c="2"/></text:span></text:p>
      <text:p text:style-name="P2"><text:span text:style-name="T14"><text:tab/><text:tab/><text:tab/> <text:s text:c="2"/></text:span><text:span text:style-name="T12">public</text:span><text:span text:style-name="T14"> </text:span><text:span text:style-name="T12">void</text:span><text:span text:style-name="T14"> setValues(PreparedStatement </text:span><text:span text:style-name="T20">preparedStatement</text:span><text:span text:style-name="T14">) </text:span><text:span text:style-name="T12">throws</text:span><text:span text:style-name="T14"> SQLException {</text:span></text:p>
      <text:p text:style-name="P2"><text:span text:style-name="T14"><text:tab/><text:tab/><text:tab/> <text:s text:c="5"/></text:span><text:span text:style-name="T20">preparedStatement</text:span><text:span text:style-name="T14">.setString(1, </text:span><text:span text:style-name="T20">date</text:span><text:span text:style-name="T14">);</text:span></text:p>
      <text:p text:style-name="P2"><text:span text:style-name="T14"><text:tab/><text:tab/><text:tab/> <text:s text:c="2"/>}},</text:span></text:p>
      <text:p text:style-name="P2"><text:span text:style-name="T14"><text:tab/><text:tab/><text:tab/> <text:s text:c="2"/></text:span><text:span text:style-name="T12">new</text:span><text:span text:style-name="T14"> RowMapper&lt;Purchase&gt; () {</text:span></text:p>
      <text:p text:style-name="P2"><text:span text:style-name="T14"><text:tab/><text:tab/><text:tab/></text:span></text:p>
      <text:p text:style-name="P2"><text:span text:style-name="T14"><text:tab/><text:tab/><text:tab/><text:tab/> <text:s text:c="2"/></text:span><text:span text:style-name="T21">@Override</text:span></text:p>
      <text:p text:style-name="P2"><text:span text:style-name="T14"><text:tab/><text:tab/><text:tab/></text:span><text:span text:style-name="T12">public</text:span><text:span text:style-name="T14"> Purchase mapRow(ResultSet </text:span><text:span text:style-name="T20">rs</text:span><text:span text:style-name="T14">, </text:span><text:span text:style-name="T12">int</text:span><text:span text:style-name="T14"> </text:span><text:span text:style-name="T20">rowNum</text:span><text:span text:style-name="T14">) </text:span><text:span text:style-name="T12">throws</text:span><text:span text:style-name="T14"> SQLException {</text:span></text:p>
      <text:p text:style-name="P2"><text:span text:style-name="T14"><text:tab/><text:tab/><text:tab/><text:tab/>Purchase </text:span><text:span text:style-name="T20">pu</text:span><text:span text:style-name="T14"> = </text:span><text:span text:style-name="T12">new</text:span><text:span text:style-name="T14"> Purchase();</text:span></text:p>
      <text:p text:style-name="P2"><text:span text:style-name="T14"><text:tab/><text:tab/><text:tab/><text:tab/></text:span><text:span text:style-name="T20">pu</text:span><text:span text:style-name="T14">.setUser(</text:span><text:span text:style-name="T20">rs</text:span><text:span text:style-name="T14">.getString(1));</text:span></text:p>
      <text:p text:style-name="P2"><text:span text:style-name="T14"><text:tab/><text:tab/><text:tab/><text:tab/></text:span><text:span text:style-name="T20">pu</text:span><text:span text:style-name="T14">.setProductName(</text:span><text:span text:style-name="T20">rs</text:span><text:span text:style-name="T14">.getString(2));</text:span></text:p>
      <text:p text:style-name="P2"><text:span text:style-name="T14"><text:tab/><text:tab/><text:tab/><text:tab/></text:span><text:span text:style-name="T20">pu</text:span><text:span text:style-name="T14">.setProductCategory(</text:span><text:span text:style-name="T20">rs</text:span><text:span text:style-name="T14">.getString(3));</text:span></text:p>
      <text:p text:style-name="P2"><text:span text:style-name="T14"><text:tab/><text:tab/><text:tab/><text:tab/></text:span><text:span text:style-name="T20">pu</text:span><text:span text:style-name="T14">.setTimestamp(</text:span><text:span text:style-name="T20">rs</text:span><text:span text:style-name="T14">.getDate(4));</text:span></text:p>
      <text:p text:style-name="P2"><text:span text:style-name="T14"><text:tab/><text:tab/><text:tab/><text:tab/></text:span><text:span text:style-name="T12">return</text:span><text:span text:style-name="T14"> </text:span><text:span text:style-name="T20">pu</text:span><text:span text:style-name="T14">;</text:span></text:p>
      <text:p text:style-name="P2"><text:span text:style-name="T14"><text:tab/><text:tab/><text:tab/>}</text:span></text:p>
      <text:p text:style-name="P2"><text:span text:style-name="T14"><text:tab/><text:tab/><text:tab/></text:span></text:p>
      <text:p text:style-name="P2"><text:span text:style-name="T14"><text:tab/><text:tab/>});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12">public</text:span><text:span text:style-name="T14"> List&lt;Purchase&gt; </text:span><text:span text:style-name="T15">searchPurchasesByCategory</text:span><text:span text:style-name="T14">(String </text:span><text:span text:style-name="T20">category</text:span><text:span text:style-name="T14">){</text:span></text:p>
      <text:p text:style-name="P2"><text:span text:style-name="T14"><text:tab/><text:tab/></text:span><text:span text:style-name="T12">return</text:span><text:span text:style-name="T14"> </text:span><text:span text:style-name="T17">jdbcTemplate</text:span><text:span text:style-name="T14">.query(</text:span><text:span text:style-name="T10">"select u.name, p.name, p.category, pu.ts from purchase pu left join (user u, product p) on (pu.name_id = u.id and pu.product_id = p.id) where p.category=?"</text:span><text:span text:style-name="T14"> ,</text:span></text:p>
      <text:p text:style-name="P2"><text:span text:style-name="T14"><text:tab/><text:tab/><text:tab/><text:tab/></text:span><text:span text:style-name="T12">new</text:span><text:span text:style-name="T14"> PreparedStatementSetter() {</text:span></text:p>
      <text:p text:style-name="P2"><text:span text:style-name="T14"><text:tab/><text:tab/><text:tab/> <text:s text:c="2"/></text:span></text:p>
      <text:p text:style-name="P2"><text:span text:style-name="T14"><text:tab/><text:tab/><text:tab/> <text:s text:c="2"/></text:span><text:span text:style-name="T12">public</text:span><text:span text:style-name="T14"> </text:span><text:span text:style-name="T12">void</text:span><text:span text:style-name="T14"> setValues(PreparedStatement </text:span><text:span text:style-name="T20">preparedStatement</text:span><text:span text:style-name="T14">) </text:span><text:span text:style-name="T12">throws</text:span><text:span text:style-name="T14"> SQLException {</text:span></text:p>
      <text:p text:style-name="P2"><text:span text:style-name="T14"><text:tab/><text:tab/><text:tab/> <text:s text:c="5"/></text:span><text:span text:style-name="T20">preparedStatement</text:span><text:span text:style-name="T14">.setString(1, </text:span><text:span text:style-name="T20">category</text:span><text:span text:style-name="T14">);</text:span></text:p>
      <text:p text:style-name="P2"><text:span text:style-name="T14"><text:tab/><text:tab/><text:tab/> <text:s text:c="2"/>}},</text:span></text:p>
      <text:p text:style-name="P2"><text:span text:style-name="T14"><text:tab/><text:tab/><text:tab/> <text:s text:c="2"/></text:span><text:span text:style-name="T12">new</text:span><text:span text:style-name="T14"> RowMapper&lt;Purchase&gt; () {</text:span></text:p>
      <text:p text:style-name="P2"><text:span text:style-name="T14"><text:tab/><text:tab/><text:tab/></text:span></text:p>
      <text:p text:style-name="P2"><text:span text:style-name="T14"><text:tab/><text:tab/><text:tab/><text:tab/> <text:s text:c="2"/></text:span><text:span text:style-name="T21">@Override</text:span></text:p>
      <text:p text:style-name="P2"><text:span text:style-name="T14"><text:tab/><text:tab/><text:tab/></text:span><text:span text:style-name="T12">public</text:span><text:span text:style-name="T14"> Purchase mapRow(ResultSet </text:span><text:span text:style-name="T20">rs</text:span><text:span text:style-name="T14">, </text:span><text:span text:style-name="T12">int</text:span><text:span text:style-name="T14"> </text:span><text:span text:style-name="T20">rowNum</text:span><text:span text:style-name="T14">) </text:span><text:span text:style-name="T12">throws</text:span><text:span text:style-name="T14"> SQLException {</text:span></text:p>
      <text:p text:style-name="P2"><text:span text:style-name="T14"><text:tab/><text:tab/><text:tab/><text:tab/>Purchase </text:span><text:span text:style-name="T20">pu</text:span><text:span text:style-name="T14"> = </text:span><text:span text:style-name="T12">new</text:span><text:span text:style-name="T14"> Purchase();</text:span></text:p>
      <text:p text:style-name="P2"><text:span text:style-name="T14"><text:tab/><text:tab/><text:tab/><text:tab/></text:span><text:span text:style-name="T20">pu</text:span><text:span text:style-name="T14">.setUser(</text:span><text:span text:style-name="T20">rs</text:span><text:span text:style-name="T14">.getString(1));</text:span></text:p>
      <text:p text:style-name="P2"><text:span text:style-name="T14"><text:tab/><text:tab/><text:tab/><text:tab/></text:span><text:span text:style-name="T20">pu</text:span><text:span text:style-name="T14">.setProductName(</text:span><text:span text:style-name="T20">rs</text:span><text:span text:style-name="T14">.getString(2));</text:span></text:p>
      <text:p text:style-name="P2"><text:span text:style-name="T14"><text:tab/><text:tab/><text:tab/><text:tab/></text:span><text:span text:style-name="T20">pu</text:span><text:span text:style-name="T14">.setProductCategory(</text:span><text:span text:style-name="T20">rs</text:span><text:span text:style-name="T14">.getString(3));</text:span></text:p>
      <text:p text:style-name="P2"><text:span text:style-name="T14"><text:tab/><text:tab/><text:tab/><text:tab/></text:span><text:span text:style-name="T20">pu</text:span><text:span text:style-name="T14">.setTimestamp(</text:span><text:span text:style-name="T20">rs</text:span><text:span text:style-name="T14">.getDate(4));</text:span></text:p>
      <text:p text:style-name="P2"><text:span text:style-name="T14"><text:tab/><text:tab/><text:tab/><text:tab/></text:span><text:span text:style-name="T12">return</text:span><text:span text:style-name="T14"> </text:span><text:span text:style-name="T20">pu</text:span><text:span text:style-name="T14">;</text:span></text:p>
      <text:p text:style-name="P2"><text:span text:style-name="T14"><text:tab/><text:tab/><text:tab/>}</text:span></text:p>
      <text:p text:style-name="P2"><text:span text:style-name="T14"><text:tab/><text:tab/><text:tab/></text:span></text:p>
      <text:p text:style-name="P2"><text:span text:style-name="T14"><text:tab/><text:tab/>});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}</text:span></text:p>
      <text:p text:style-name="P1"><text:soft-page-break/><text:span text:style-name="T12">package</text:span><text:span text:style-name="T14"> com.simplilearn.Phase3_Spring.controller;</text:span></text:p>
      <text:p text:style-name="P3"/>
      <text:p text:style-name="P2"><text:span text:style-name="T12">import</text:span><text:span text:style-name="T14"> org.springframework.beans.factory.annotation.Autowired;</text:span></text:p>
      <text:p text:style-name="P2"><text:span text:style-name="T12">import</text:span><text:span text:style-name="T14"> org.springframework.stereotype.Controller;</text:span></text:p>
      <text:p text:style-name="P2"><text:span text:style-name="T12">import</text:span><text:span text:style-name="T14"> org.springframework.ui.Model;</text:span></text:p>
      <text:p text:style-name="P2"><text:span text:style-name="T12">import</text:span><text:span text:style-name="T14"> org.springframework.web.bind.annotation.GetMapping;</text:span></text:p>
      <text:p text:style-name="P2"><text:span text:style-name="T12">import</text:span><text:span text:style-name="T14"> org.springframework.web.bind.annotation.ModelAttribute;</text:span></text:p>
      <text:p text:style-name="P2"><text:span text:style-name="T12">import</text:span><text:span text:style-name="T14"> org.springframework.web.bind.annotation.PostMapping;</text:span></text:p>
      <text:p text:style-name="P3"/>
      <text:p text:style-name="P2"><text:span text:style-name="T12">import</text:span><text:span text:style-name="T14"> com.simplilearn.Phase3_Spring.dao.DAO;</text:span></text:p>
      <text:p text:style-name="P2"><text:span text:style-name="T12">import</text:span><text:span text:style-name="T14"> com.simplilearn.Phase3_Spring.model.User;</text:span></text:p>
      <text:p text:style-name="P3"/>
      <text:p text:style-name="P2"><text:span text:style-name="T21">@Controller</text:span></text:p>
      <text:p text:style-name="P2"><text:span text:style-name="T12">public</text:span><text:span text:style-name="T14"> </text:span><text:span text:style-name="T12">class</text:span><text:span text:style-name="T14"> Authentication {</text:span></text:p>
      <text:p text:style-name="P2"><text:span text:style-name="T14"><text:tab/></text:span></text:p>
      <text:p text:style-name="P2"><text:span text:style-name="T14"><text:tab/></text:span><text:span text:style-name="T21">@Autowired</text:span></text:p>
      <text:p text:style-name="P2"><text:span text:style-name="T14"><text:tab/>DAO </text:span><text:span text:style-name="T17">dao</text:span><text:span text:style-name="T14">;</text:span></text:p>
      <text:p text:style-name="P2"><text:span text:style-name="T14"><text:tab/></text:span></text:p>
      <text:p text:style-name="P2"><text:span text:style-name="T14"><text:tab/></text:span><text:span text:style-name="T21">@GetMapping</text:span><text:span text:style-name="T14">(</text:span><text:span text:style-name="T10">"/"</text:span><text:span text:style-name="T14">)</text:span></text:p>
      <text:p text:style-name="P2"><text:span text:style-name="T14"><text:tab/></text:span><text:span text:style-name="T12">public</text:span><text:span text:style-name="T14"> String welcome(Model </text:span><text:span text:style-name="T20">model</text:span><text:span text:style-name="T14">) {</text:span></text:p>
      <text:p text:style-name="P2"><text:span text:style-name="T14"><text:tab/><text:tab/></text:span><text:span text:style-name="T20">model</text:span><text:span text:style-name="T14">.addAttribute(</text:span><text:span text:style-name="T10">"user"</text:span><text:span text:style-name="T14">, </text:span><text:span text:style-name="T12">new</text:span><text:span text:style-name="T14"> User());</text:span></text:p>
      <text:p text:style-name="P2"><text:span text:style-name="T14"><text:tab/> <text:s text:c="3"/></text:span><text:span text:style-name="T12">return</text:span><text:span text:style-name="T14"> </text:span><text:span text:style-name="T10">"index"</text:span><text:span text:style-name="T14">;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21">@PostMapping</text:span><text:span text:style-name="T14">(</text:span><text:span text:style-name="T10">"/login"</text:span><text:span text:style-name="T14">)</text:span></text:p>
      <text:p text:style-name="P2"><text:span text:style-name="T14"><text:tab/></text:span><text:span text:style-name="T12">public</text:span><text:span text:style-name="T14"> String login(</text:span><text:span text:style-name="T21">@ModelAttribute</text:span><text:span text:style-name="T14">(</text:span><text:span text:style-name="T10">"user"</text:span><text:span text:style-name="T14">) User </text:span><text:span text:style-name="T20">user</text:span><text:span text:style-name="T14">, Model </text:span><text:span text:style-name="T20">model</text:span><text:span text:style-name="T14">) {</text:span></text:p>
      <text:p text:style-name="P2"><text:span text:style-name="T14"><text:tab/><text:tab/></text:span></text:p>
      <text:p text:style-name="P2"><text:span text:style-name="T14"><text:tab/><text:tab/>String </text:span><text:span text:style-name="T20">us</text:span><text:span text:style-name="T14"> = </text:span><text:span text:style-name="T20">user</text:span><text:span text:style-name="T14">.getName();</text:span></text:p>
      <text:p text:style-name="P2"><text:span text:style-name="T14"><text:tab/><text:tab/>String </text:span><text:span text:style-name="T20">pw</text:span><text:span text:style-name="T14"> = </text:span><text:span text:style-name="T20">user</text:span><text:span text:style-name="T14">.getPassword();</text:span></text:p>
      <text:p text:style-name="P2"><text:span text:style-name="T14"><text:tab/><text:tab/></text:span></text:p>
      <text:p text:style-name="P2"><text:span text:style-name="T14"><text:tab/><text:tab/>String </text:span><text:span text:style-name="T20">resultpw</text:span><text:span text:style-name="T14"> = </text:span><text:span text:style-name="T17">dao</text:span><text:span text:style-name="T14">.authenticate(</text:span><text:span text:style-name="T20">us</text:span><text:span text:style-name="T14">, </text:span><text:span text:style-name="T20">pw</text:span><text:span text:style-name="T14">);</text:span></text:p>
      <text:p text:style-name="P2"><text:span text:style-name="T14"><text:tab/><text:tab/><text:tab/><text:tab/></text:span></text:p>
      <text:p text:style-name="P2"><text:span text:style-name="T14"><text:tab/><text:tab/></text:span><text:span text:style-name="T20">model</text:span><text:span text:style-name="T14">.addAttribute(</text:span><text:span text:style-name="T10">"user"</text:span><text:span text:style-name="T14">, </text:span><text:span text:style-name="T20">user</text:span><text:span text:style-name="T14">);</text:span></text:p>
      <text:p text:style-name="P2"><text:span text:style-name="T14"><text:tab/><text:tab/></text:span></text:p>
      <text:p text:style-name="P2"><text:span text:style-name="T14"><text:tab/><text:tab/></text:span><text:span text:style-name="T12">if</text:span><text:span text:style-name="T14">(</text:span><text:span text:style-name="T20">pw</text:span><text:span text:style-name="T14">.equals(</text:span><text:span text:style-name="T20">resultpw</text:span><text:span text:style-name="T14">)) {</text:span></text:p>
      <text:p text:style-name="P2"><text:span text:style-name="T14"><text:tab/><text:tab/><text:tab/></text:span><text:span text:style-name="T12">return</text:span><text:span text:style-name="T14"> </text:span><text:span text:style-name="T10">"welcome"</text:span><text:span text:style-name="T14">;</text:span></text:p>
      <text:p text:style-name="P2"><text:span text:style-name="T14"><text:tab/><text:tab/>}</text:span><text:span text:style-name="T12">else</text:span><text:span text:style-name="T14"> {</text:span></text:p>
      <text:p text:style-name="P2"><text:span text:style-name="T14"><text:tab/><text:tab/><text:tab/></text:span><text:span text:style-name="T20">model</text:span><text:span text:style-name="T14">.addAttribute(</text:span><text:span text:style-name="T10">"error"</text:span><text:span text:style-name="T14">, </text:span><text:span text:style-name="T10">"Password invalid"</text:span><text:span text:style-name="T14">);</text:span></text:p>
      <text:p text:style-name="P2"><text:span text:style-name="T14"><text:tab/><text:tab/><text:tab/></text:span><text:span text:style-name="T12">return</text:span><text:span text:style-name="T14"> </text:span><text:span text:style-name="T10">"index"</text:span><text:span text:style-name="T14">;</text:span></text:p>
      <text:p text:style-name="P2"><text:span text:style-name="T14"><text:tab/><text:tab/>}</text:span></text:p>
      <text:p text:style-name="P2"><text:span text:style-name="T14"><text:tab/><text:tab/></text:span></text:p>
      <text:p text:style-name="P2"><text:span text:style-name="T14">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21">@PostMapping</text:span><text:span text:style-name="T14">(</text:span><text:span text:style-name="T10">"/changePW"</text:span><text:span text:style-name="T14">)</text:span></text:p>
      <text:p text:style-name="P2"><text:span text:style-name="T14"><text:tab/></text:span><text:span text:style-name="T12">public</text:span><text:span text:style-name="T14"> String changePW(</text:span><text:span text:style-name="T21">@ModelAttribute</text:span><text:span text:style-name="T14">(</text:span><text:span text:style-name="T10">"user"</text:span><text:span text:style-name="T14">) User </text:span><text:span text:style-name="T20">user</text:span><text:span text:style-name="T14">, Model </text:span><text:span text:style-name="T20">model</text:span><text:span text:style-name="T14">) {</text:span></text:p>
      <text:p text:style-name="P2"><text:span text:style-name="T14"><text:tab/><text:tab/></text:span></text:p>
      <text:p text:style-name="P2"><text:span text:style-name="T14"><text:tab/><text:tab/>String </text:span><text:span text:style-name="T20">us</text:span><text:span text:style-name="T14"> = </text:span><text:span text:style-name="T20">user</text:span><text:span text:style-name="T14">.getName();</text:span></text:p>
      <text:p text:style-name="P2"><text:span text:style-name="T14"><text:tab/><text:tab/>String </text:span><text:span text:style-name="T20">pw</text:span><text:span text:style-name="T14"> = </text:span><text:span text:style-name="T20">user</text:span><text:span text:style-name="T14">.getPassword();</text:span></text:p>
      <text:p text:style-name="P2"><text:span text:style-name="T14"><text:tab/><text:tab/></text:span></text:p>
      <text:p text:style-name="P2"><text:span text:style-name="T14"><text:tab/><text:tab/></text:span><text:span text:style-name="T12">int</text:span><text:span text:style-name="T14"> </text:span><text:span text:style-name="T20">results</text:span><text:span text:style-name="T14"> = </text:span><text:span text:style-name="T17">dao</text:span><text:span text:style-name="T14">.changePw(</text:span><text:span text:style-name="T20">us</text:span><text:span text:style-name="T14">, </text:span><text:span text:style-name="T20">pw</text:span><text:span text:style-name="T14">);</text:span></text:p>
      <text:p text:style-name="P2"><text:span text:style-name="T14"><text:tab/><text:tab/>System.</text:span><text:span text:style-name="T19">out</text:span><text:span text:style-name="T14">.println(</text:span><text:span text:style-name="T10">"Results: "</text:span><text:span text:style-name="T14"> + </text:span><text:span text:style-name="T20">results</text:span><text:span text:style-name="T14">);</text:span></text:p>
      <text:p text:style-name="P2"><text:span text:style-name="T14"><text:tab/><text:tab/></text:span></text:p>
      <text:p text:style-name="P2"><text:span text:style-name="T14"><text:tab/><text:tab/></text:span><text:span text:style-name="T12">if</text:span><text:span text:style-name="T14">(</text:span><text:span text:style-name="T20">results</text:span><text:span text:style-name="T14"> == 1) {</text:span></text:p>
      <text:p text:style-name="P2"><text:span text:style-name="T14"><text:tab/><text:tab/><text:tab/></text:span><text:span text:style-name="T20">model</text:span><text:span text:style-name="T14">.addAttribute(</text:span><text:span text:style-name="T10">"message"</text:span><text:span text:style-name="T14">, </text:span><text:span text:style-name="T10">"Password updated"</text:span><text:span text:style-name="T14">);</text:span></text:p>
      <text:p text:style-name="P2"><text:span text:style-name="T14"><text:tab/><text:tab/>}</text:span><text:span text:style-name="T12">else</text:span><text:span text:style-name="T14"> {</text:span></text:p>
      <text:p text:style-name="P2"><text:span text:style-name="T14"><text:tab/><text:tab/><text:tab/></text:span><text:span text:style-name="T20">model</text:span><text:span text:style-name="T14">.addAttribute(</text:span><text:span text:style-name="T10">"message"</text:span><text:span text:style-name="T14">, </text:span><text:span text:style-name="T10">"Password not updated"</text:span><text:span text:style-name="T14">);</text:span></text:p>
      <text:p text:style-name="P2"><text:span text:style-name="T14"><text:tab/><text:tab/>}</text:span></text:p>
      <text:p text:style-name="P2"><text:span text:style-name="T14"><text:tab/><text:tab/></text:span></text:p>
      <text:p text:style-name="P2"><text:span text:style-name="T14"><text:tab/><text:tab/></text:span><text:span text:style-name="T20">model</text:span><text:span text:style-name="T14">.addAttribute(</text:span><text:span text:style-name="T10">"user"</text:span><text:span text:style-name="T14">, </text:span><text:span text:style-name="T20">user</text:span><text:span text:style-name="T14">);</text:span></text:p>
      <text:p text:style-name="P2"><text:span text:style-name="T14"><text:tab/><text:tab/></text:span></text:p>
      <text:p text:style-name="P2"><text:span text:style-name="T14"><text:tab/><text:tab/></text:span><text:span text:style-name="T12">return</text:span><text:span text:style-name="T14"> </text:span><text:span text:style-name="T10">"welcome"</text:span><text:span text:style-name="T14">;</text:span></text:p>
      <text:p text:style-name="P2"><text:soft-page-break/><text:span text:style-name="T14"><text:tab/>}</text:span></text:p>
      <text:p text:style-name="P3"/>
      <text:p text:style-name="P2"><text:span text:style-name="T14">}</text:span></text:p>
      <text:p text:style-name="P1"><text:span text:style-name="T1"/></text:p>
      <text:p text:style-name="P1"><text:span text:style-name="T1"/></text:p>
      <text:p text:style-name="P1"><text:span text:style-name="T1">package com.simplilearn.Phase3_Spring.controller;</text:span></text:p>
      <text:p text:style-name="P1"><text:span text:style-name="T1"/></text:p>
      <text:p text:style-name="P1"><text:span text:style-name="T1">import java.util.List;</text:span></text:p>
      <text:p text:style-name="P1"><text:span text:style-name="T1"/></text:p>
      <text:p text:style-name="P1"><text:span text:style-name="T1">import org.springframework.beans.factory.annotation.Autowired;</text:span></text:p>
      <text:p text:style-name="P1"><text:span text:style-name="T1">import org.springframework.stereotype.Controller;</text:span></text:p>
      <text:p text:style-name="P1"><text:span text:style-name="T1">import org.springframework.ui.Model;</text:span></text:p>
      <text:p text:style-name="P1"><text:span text:style-name="T1">import org.springframework.web.bind.annotation.GetMapping;</text:span></text:p>
      <text:p text:style-name="P1"><text:span text:style-name="T1">import org.springframework.web.bind.annotation.ModelAttribute;</text:span></text:p>
      <text:p text:style-name="P1"><text:span text:style-name="T1">import org.springframework.web.bind.annotation.PostMapping;</text:span></text:p>
      <text:p text:style-name="P1"><text:span text:style-name="T1"/></text:p>
      <text:p text:style-name="P1"><text:span text:style-name="T1">import com.simplilearn.Phase3_Spring.dao.DAO;</text:span></text:p>
      <text:p text:style-name="P1"><text:span text:style-name="T1">import com.simplilearn.Phase3_Spring.model.Product;</text:span></text:p>
      <text:p text:style-name="P1"><text:span text:style-name="T1">import com.simplilearn.Phase3_Spring.model.User;</text:span></text:p>
      <text:p text:style-name="P1"><text:span text:style-name="T1"/></text:p>
      <text:p text:style-name="P1"><text:span text:style-name="T1">@Controller</text:span></text:p>
      <text:p text:style-name="P1"><text:span text:style-name="T1">public class Products {</text:span></text:p>
      <text:p text:style-name="P1"><text:span text:style-name="T1"><text:tab/></text:span></text:p>
      <text:p text:style-name="P1"><text:span text:style-name="T1"><text:tab/>@Autowired</text:span></text:p>
      <text:p text:style-name="P1"><text:span text:style-name="T1"><text:tab/>DAO dao;</text:span></text:p>
      <text:p text:style-name="P1"><text:span text:style-name="T1"><text:tab/></text:span></text:p>
      <text:p text:style-name="P1"><text:span text:style-name="T1"><text:tab/>@GetMapping("/manageProducts")</text:span></text:p>
      <text:p text:style-name="P1"><text:span text:style-name="T1"><text:tab/>public String listUser(Model model) {</text:span></text:p>
      <text:p text:style-name="P1"><text:span text:style-name="T1"><text:tab/><text:tab/></text:span></text:p>
      <text:p text:style-name="P1"><text:span text:style-name="T1"><text:tab/><text:tab/>List&lt;Product&gt; products = dao.getProducts();</text:span></text:p>
      <text:p text:style-name="P1"><text:span text:style-name="T1"><text:tab/><text:tab/>model.addAttribute("products", products);</text:span></text:p>
      <text:p text:style-name="P1"><text:span text:style-name="T1"><text:tab/><text:tab/>model.addAttribute("product", new Product());</text:span></text:p>
      <text:p text:style-name="P1"><text:span text:style-name="T1"><text:tab/><text:tab/></text:span></text:p>
      <text:p text:style-name="P1"><text:span text:style-name="T1"><text:tab/><text:tab/>return "Products";<text:tab/><text:tab/>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@PostMapping("/addProduct")</text:span></text:p>
      <text:p text:style-name="P1"><text:span text:style-name="T1"><text:tab/>public String addProduct(@ModelAttribute("product") Product product, Model model) {</text:span></text:p>
      <text:p text:style-name="P1"><text:span text:style-name="T1"><text:tab/><text:tab/></text:span></text:p>
      <text:p text:style-name="P1"><text:span text:style-name="T1"><text:tab/><text:tab/>String name = product.getName();</text:span></text:p>
      <text:p text:style-name="P1"><text:span text:style-name="T1"><text:tab/><text:tab/>String category = product.getCategory();</text:span></text:p>
      <text:p text:style-name="P1"><text:span text:style-name="T1"><text:tab/><text:tab/></text:span></text:p>
      <text:p text:style-name="P1"><text:span text:style-name="T1"><text:tab/><text:tab/>int affected = dao.setProduct(name, category);</text:span></text:p>
      <text:p text:style-name="P1"><text:span text:style-name="T1"><text:tab/><text:tab/></text:span></text:p>
      <text:p text:style-name="P1"><text:span text:style-name="T1"><text:tab/><text:tab/>if(affected == 1) {</text:span></text:p>
      <text:p text:style-name="P1"><text:span text:style-name="T1"><text:tab/><text:tab/><text:tab/>model.addAttribute("message", "Product added");</text:span></text:p>
      <text:p text:style-name="P1"><text:span text:style-name="T1"><text:tab/><text:tab/>}else {</text:span></text:p>
      <text:p text:style-name="P1"><text:span text:style-name="T1"><text:tab/><text:tab/><text:tab/>model.addAttribute("message", "Product not added");</text:span></text:p>
      <text:p text:style-name="P1"><text:span text:style-name="T1"><text:tab/><text:tab/>}</text:span></text:p>
      <text:p text:style-name="P1"><text:span text:style-name="T1"><text:tab/><text:tab/></text:span></text:p>
      <text:p text:style-name="P1"><text:span text:style-name="T1"><text:tab/><text:tab/>return "Products";<text:tab/><text:tab/>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@PostMapping("/delProduct")</text:span></text:p>
      <text:p text:style-name="P1"><text:span text:style-name="T1"><text:tab/>public String delProduct(@ModelAttribute("product") Product product, Model model) {</text:span></text:p>
      <text:p text:style-name="P1"><text:span text:style-name="T1"><text:tab/><text:tab/></text:span></text:p>
      <text:p text:style-name="P1"><text:span text:style-name="T1"><text:tab/><text:tab/>String name = product.getName();</text:span></text:p>
      <text:p text:style-name="P1"><text:span text:style-name="T1"><text:tab/><text:tab/>String category = product.getCategory();</text:span></text:p>
      <text:p text:style-name="P1"><text:span text:style-name="T1"><text:tab/><text:tab/></text:span></text:p>
      <text:p text:style-name="P1"><text:span text:style-name="T1"><text:tab/><text:tab/>int affected = dao.delProduct(name, category);</text:span></text:p>
      <text:p text:style-name="P1"><text:soft-page-break/><text:span text:style-name="T1"><text:tab/><text:tab/></text:span></text:p>
      <text:p text:style-name="P1"><text:span text:style-name="T1"><text:tab/><text:tab/>if(affected == 1) {</text:span></text:p>
      <text:p text:style-name="P1"><text:span text:style-name="T1"><text:tab/><text:tab/><text:tab/>model.addAttribute("message2", "Product deleted");</text:span></text:p>
      <text:p text:style-name="P1"><text:span text:style-name="T1"><text:tab/><text:tab/>}else {</text:span></text:p>
      <text:p text:style-name="P1"><text:span text:style-name="T1"><text:tab/><text:tab/><text:tab/>model.addAttribute("message2", "Product not deleted");</text:span></text:p>
      <text:p text:style-name="P1"><text:span text:style-name="T1"><text:tab/><text:tab/>}</text:span></text:p>
      <text:p text:style-name="P1"><text:span text:style-name="T1"><text:tab/><text:tab/></text:span></text:p>
      <text:p text:style-name="P1"><text:span text:style-name="T1"><text:tab/><text:tab/>return "Products";<text:tab/><text:tab/>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text:span text:style-name="T12">package</text:span><text:span text:style-name="T14"> com.simplilearn.Phase3_Spring.controller;</text:span></text:p>
      <text:p text:style-name="P3"/>
      <text:p text:style-name="P2"><text:span text:style-name="T12">import</text:span><text:span text:style-name="T14"> java.util.ArrayList;</text:span></text:p>
      <text:p text:style-name="P2"><text:span text:style-name="T12">import</text:span><text:span text:style-name="T14"> java.util.List;</text:span></text:p>
      <text:p text:style-name="P3"/>
      <text:p text:style-name="P2"><text:span text:style-name="T12">import</text:span><text:span text:style-name="T14"> org.springframework.beans.factory.annotation.Autowired;</text:span></text:p>
      <text:p text:style-name="P2"><text:span text:style-name="T12">import</text:span><text:span text:style-name="T14"> org.springframework.stereotype.Controller;</text:span></text:p>
      <text:p text:style-name="P2"><text:span text:style-name="T12">import</text:span><text:span text:style-name="T14"> org.springframework.ui.Model;</text:span></text:p>
      <text:p text:style-name="P2"><text:span text:style-name="T12">import</text:span><text:span text:style-name="T14"> org.springframework.web.bind.annotation.GetMapping;</text:span></text:p>
      <text:p text:style-name="P2"><text:span text:style-name="T12">import</text:span><text:span text:style-name="T14"> org.springframework.web.bind.annotation.ModelAttribute;</text:span></text:p>
      <text:p text:style-name="P2"><text:span text:style-name="T12">import</text:span><text:span text:style-name="T14"> org.springframework.web.bind.annotation.PostMapping;</text:span></text:p>
      <text:p text:style-name="P3"/>
      <text:p text:style-name="P2"><text:span text:style-name="T12">import</text:span><text:span text:style-name="T14"> com.simplilearn.Phase3_Spring.dao.DAO;</text:span></text:p>
      <text:p text:style-name="P2"><text:span text:style-name="T12">import</text:span><text:span text:style-name="T14"> com.simplilearn.Phase3_Spring.model.Purchase;</text:span></text:p>
      <text:p text:style-name="P2"><text:span text:style-name="T12">import</text:span><text:span text:style-name="T14"> </text:span><text:span text:style-name="T16">com.simplilearn.Phase3_Spring.model.User</text:span><text:span text:style-name="T14">;</text:span></text:p>
      <text:p text:style-name="P3"/>
      <text:p text:style-name="P2"><text:span text:style-name="T21">@Controller</text:span></text:p>
      <text:p text:style-name="P2"><text:span text:style-name="T12">public</text:span><text:span text:style-name="T14"> </text:span><text:span text:style-name="T12">class</text:span><text:span text:style-name="T14"> SearchPurchase {</text:span></text:p>
      <text:p text:style-name="P3"/>
      <text:p text:style-name="P2"><text:span text:style-name="T14"><text:tab/></text:span><text:span text:style-name="T21">@Autowired</text:span></text:p>
      <text:p text:style-name="P2"><text:span text:style-name="T14"><text:tab/>DAO </text:span><text:span text:style-name="T17">dao</text:span><text:span text:style-name="T14">;</text:span></text:p>
      <text:p text:style-name="P2"><text:span text:style-name="T14"><text:tab/></text:span></text:p>
      <text:p text:style-name="P2"><text:span text:style-name="T14"><text:tab/></text:span><text:span text:style-name="T21">@GetMapping</text:span><text:span text:style-name="T14">(</text:span><text:span text:style-name="T10">"/Purchase"</text:span><text:span text:style-name="T14">)</text:span></text:p>
      <text:p text:style-name="P2"><text:span text:style-name="T14"><text:tab/></text:span><text:span text:style-name="T12">public</text:span><text:span text:style-name="T14"> String listPurchase(Model </text:span><text:span text:style-name="T20">model</text:span><text:span text:style-name="T14">) {</text:span></text:p>
      <text:p text:style-name="P2"><text:span text:style-name="T14"><text:tab/><text:tab/></text:span></text:p>
      <text:p text:style-name="P2"><text:span text:style-name="T14"><text:tab/><text:tab/>List&lt;Purchase&gt; </text:span><text:span text:style-name="T20">purchases</text:span><text:span text:style-name="T14"> = </text:span><text:span text:style-name="T17">dao</text:span><text:span text:style-name="T14">.searchAllPurchases();</text:span></text:p>
      <text:p text:style-name="P2"><text:span text:style-name="T14"><text:tab/><text:tab/></text:span></text:p>
      <text:p text:style-name="P2"><text:span text:style-name="T14"><text:tab/><text:tab/>List&lt;String&gt; </text:span><text:span text:style-name="T20">productCategory</text:span><text:span text:style-name="T14"> = </text:span><text:span text:style-name="T12">new</text:span><text:span text:style-name="T14"> ArrayList&lt;String&gt;();</text:span></text:p>
      <text:p text:style-name="P2"><text:span text:style-name="T14"><text:tab/><text:tab/>List&lt;String&gt; </text:span><text:span text:style-name="T20">timestamp</text:span><text:span text:style-name="T14"> = </text:span><text:span text:style-name="T12">new</text:span><text:span text:style-name="T14"> ArrayList&lt;String&gt;();</text:span></text:p>
      <text:p text:style-name="P2"><text:span text:style-name="T14"><text:tab/><text:tab/></text:span></text:p>
      <text:p text:style-name="P2"><text:span text:style-name="T14"><text:tab/><text:tab/></text:span><text:span text:style-name="T12">for</text:span><text:span text:style-name="T14">(Purchase </text:span><text:span text:style-name="T20">p</text:span><text:span text:style-name="T14"> : </text:span><text:span text:style-name="T20">purchases</text:span><text:span text:style-name="T14">){</text:span></text:p>
      <text:p text:style-name="P3"/>
      <text:p text:style-name="P2"><text:span text:style-name="T14"><text:tab/><text:tab/><text:tab/></text:span><text:span text:style-name="T12">if</text:span><text:span text:style-name="T14">(!</text:span><text:span text:style-name="T20">productCategory</text:span><text:span text:style-name="T14">.contains(</text:span><text:span text:style-name="T20">p</text:span><text:span text:style-name="T14">.getProductCategory())) {</text:span></text:p>
      <text:p text:style-name="P2"><text:span text:style-name="T14"><text:tab/><text:tab/><text:tab/><text:tab/></text:span><text:span text:style-name="T20">productCategory</text:span><text:span text:style-name="T14">.add(</text:span><text:span text:style-name="T20">p</text:span><text:span text:style-name="T14">.getProductCategory());</text:span></text:p>
      <text:p text:style-name="P2"><text:span text:style-name="T14"><text:tab/><text:tab/><text:tab/>}</text:span></text:p>
      <text:p text:style-name="P2"><text:span text:style-name="T14"><text:tab/><text:tab/><text:tab/></text:span></text:p>
      <text:p text:style-name="P2"><text:span text:style-name="T14"><text:tab/><text:tab/><text:tab/>String </text:span><text:span text:style-name="T20">date</text:span><text:span text:style-name="T14"> = </text:span><text:span text:style-name="T20">p</text:span><text:span text:style-name="T14">.getTimestamp().toString();</text:span></text:p>
      <text:p text:style-name="P2"><text:span text:style-name="T14"><text:tab/><text:tab/><text:tab/></text:span></text:p>
      <text:p text:style-name="P2"><text:span text:style-name="T14"><text:tab/><text:tab/><text:tab/></text:span><text:span text:style-name="T12">if</text:span><text:span text:style-name="T14">(!</text:span><text:span text:style-name="T20">timestamp</text:span><text:span text:style-name="T14">.contains(</text:span><text:span text:style-name="T20">date</text:span><text:span text:style-name="T14">)) {</text:span></text:p>
      <text:p text:style-name="P2"><text:span text:style-name="T14"><text:tab/><text:tab/><text:tab/><text:tab/></text:span></text:p>
      <text:p text:style-name="P2"><text:span text:style-name="T14"><text:tab/><text:tab/><text:tab/><text:tab/></text:span><text:span text:style-name="T20">timestamp</text:span><text:span text:style-name="T14">.add(</text:span><text:span text:style-name="T20">date</text:span><text:span text:style-name="T14">);</text:span></text:p>
      <text:p text:style-name="P2"><text:span text:style-name="T14"><text:tab/><text:tab/><text:tab/>}</text:span></text:p>
      <text:p text:style-name="P2"><text:span text:style-name="T14"><text:tab/><text:tab/>}</text:span></text:p>
      <text:p text:style-name="P2"><text:span text:style-name="T14"><text:tab/><text:tab/></text:span></text:p>
      <text:p text:style-name="P2"><text:span text:style-name="T14"><text:tab/><text:tab/></text:span><text:span text:style-name="T20">model</text:span><text:span text:style-name="T14">.addAttribute(</text:span><text:span text:style-name="T10">"categories"</text:span><text:span text:style-name="T14">, </text:span><text:span text:style-name="T20">productCategory</text:span><text:span text:style-name="T14">);</text:span></text:p>
      <text:p text:style-name="P2"><text:span text:style-name="T14"><text:tab/><text:tab/></text:span><text:span text:style-name="T20">model</text:span><text:span text:style-name="T14">.addAttribute(</text:span><text:span text:style-name="T10">"timestamp"</text:span><text:span text:style-name="T14">, </text:span><text:span text:style-name="T20">timestamp</text:span><text:span text:style-name="T14">);</text:span></text:p>
      <text:p text:style-name="P2"><text:span text:style-name="T14"><text:tab/><text:tab/><text:tab/></text:span></text:p>
      <text:p text:style-name="P2"><text:span text:style-name="T14"><text:tab/><text:tab/></text:span><text:span text:style-name="T12">return</text:span><text:span text:style-name="T14"> </text:span><text:span text:style-name="T10">"Purchases"</text:span><text:span text:style-name="T14">;<text:tab/><text:tab/></text:span></text:p>
      <text:p text:style-name="P2"><text:span text:style-name="T14"><text:tab/>}</text:span></text:p>
      <text:p text:style-name="P2"><text:soft-page-break/><text:span text:style-name="T14"><text:tab/></text:span></text:p>
      <text:p text:style-name="P2"><text:span text:style-name="T14"><text:tab/></text:span><text:span text:style-name="T21">@PostMapping</text:span><text:span text:style-name="T14">(</text:span><text:span text:style-name="T10">"/PurchaseByDate"</text:span><text:span text:style-name="T14">)</text:span></text:p>
      <text:p text:style-name="P2"><text:span text:style-name="T14"><text:tab/></text:span><text:span text:style-name="T12">public</text:span><text:span text:style-name="T14"> String PurchaseByDate(</text:span><text:span text:style-name="T21">@ModelAttribute</text:span><text:span text:style-name="T14">(</text:span><text:span text:style-name="T10">"timestamp"</text:span><text:span text:style-name="T14">) String </text:span><text:span text:style-name="T20">ts</text:span><text:span text:style-name="T14">, Model </text:span><text:span text:style-name="T20">model</text:span><text:span text:style-name="T14">) {</text:span></text:p>
      <text:p text:style-name="P2"><text:span text:style-name="T14"><text:tab/><text:tab/></text:span></text:p>
      <text:p text:style-name="P2"><text:span text:style-name="T14"><text:tab/><text:tab/>List&lt;Purchase&gt; </text:span><text:span text:style-name="T20">purchases</text:span><text:span text:style-name="T14"> = </text:span><text:span text:style-name="T17">dao</text:span><text:span text:style-name="T14">.searchPurchasesByDate(</text:span><text:span text:style-name="T20">ts</text:span><text:span text:style-name="T14">);</text:span></text:p>
      <text:p text:style-name="P3"/>
      <text:p text:style-name="P2"><text:span text:style-name="T14"><text:tab/><text:tab/></text:span><text:span text:style-name="T20">model</text:span><text:span text:style-name="T14">.addAttribute(</text:span><text:span text:style-name="T10">"purchases"</text:span><text:span text:style-name="T14">, </text:span><text:span text:style-name="T20">purchases</text:span><text:span text:style-name="T14">);<text:tab/><text:tab/><text:tab/></text:span></text:p>
      <text:p text:style-name="P2"><text:span text:style-name="T14"><text:tab/><text:tab/><text:tab/></text:span></text:p>
      <text:p text:style-name="P2"><text:span text:style-name="T14"><text:tab/><text:tab/></text:span><text:span text:style-name="T12">return</text:span><text:span text:style-name="T14"> </text:span><text:span text:style-name="T10">"ListPurchases"</text:span><text:span text:style-name="T14">;<text:tab/><text:tab/></text:span></text:p>
      <text:p text:style-name="P2"><text:span text:style-name="T14"><text:tab/>}</text:span></text:p>
      <text:p text:style-name="P2"><text:span text:style-name="T14"><text:tab/></text:span></text:p>
      <text:p text:style-name="P2"><text:span text:style-name="T14"><text:tab/></text:span><text:span text:style-name="T21">@PostMapping</text:span><text:span text:style-name="T14">(</text:span><text:span text:style-name="T10">"/PurchaseByCategory"</text:span><text:span text:style-name="T14">)</text:span></text:p>
      <text:p text:style-name="P2"><text:span text:style-name="T14"><text:tab/></text:span><text:span text:style-name="T12">public</text:span><text:span text:style-name="T14"> String PurchaseByCategory(</text:span><text:span text:style-name="T21">@ModelAttribute</text:span><text:span text:style-name="T14">(</text:span><text:span text:style-name="T10">"category"</text:span><text:span text:style-name="T14">) String </text:span><text:span text:style-name="T20">category</text:span><text:span text:style-name="T14">, Model </text:span><text:span text:style-name="T20">model</text:span><text:span text:style-name="T14">) {</text:span></text:p>
      <text:p text:style-name="P2"><text:span text:style-name="T14"><text:tab/><text:tab/></text:span></text:p>
      <text:p text:style-name="P2"><text:span text:style-name="T14"><text:tab/><text:tab/>List&lt;Purchase&gt; </text:span><text:span text:style-name="T20">purchases</text:span><text:span text:style-name="T14"> = </text:span><text:span text:style-name="T17">dao</text:span><text:span text:style-name="T14">.</text:span><text:span text:style-name="T15">searchPurchasesByCategory</text:span><text:span text:style-name="T14">(</text:span><text:span text:style-name="T20">category</text:span><text:span text:style-name="T14">);</text:span></text:p>
      <text:p text:style-name="P3"/>
      <text:p text:style-name="P2"><text:span text:style-name="T14"><text:tab/><text:tab/></text:span><text:span text:style-name="T20">model</text:span><text:span text:style-name="T14">.addAttribute(</text:span><text:span text:style-name="T10">"purchases"</text:span><text:span text:style-name="T14">, </text:span><text:span text:style-name="T20">purchases</text:span><text:span text:style-name="T14">);<text:tab/><text:tab/><text:tab/></text:span></text:p>
      <text:p text:style-name="P2"><text:span text:style-name="T14"><text:tab/><text:tab/><text:tab/></text:span></text:p>
      <text:p text:style-name="P2"><text:span text:style-name="T14"><text:tab/><text:tab/></text:span><text:span text:style-name="T12">return</text:span><text:span text:style-name="T14"> </text:span><text:span text:style-name="T10">"ListPurchases"</text:span><text:span text:style-name="T14">;<text:tab/><text:tab/></text:span></text:p>
      <text:p text:style-name="P2"><text:span text:style-name="T14"><text:tab/>}</text:span></text:p>
      <text:p text:style-name="P2"><text:span text:style-name="T14">}</text:span></text:p>
      <text:p text:style-name="P1"><text:span text:style-name="T1"/></text:p>
      <text:p text:style-name="P1"><text:span text:style-name="T1"/></text:p>
      <text:p text:style-name="P1"><text:span text:style-name="T1">package com.simplilearn.Phase3_Spring.controller;</text:span></text:p>
      <text:p text:style-name="P1"><text:span text:style-name="T1"/></text:p>
      <text:p text:style-name="P1"><text:span text:style-name="T1">import java.util.List;</text:span></text:p>
      <text:p text:style-name="P1"><text:span text:style-name="T1"/></text:p>
      <text:p text:style-name="P1"><text:span text:style-name="T1">import org.springframework.beans.factory.annotation.Autowired;</text:span></text:p>
      <text:p text:style-name="P1"><text:span text:style-name="T1">import org.springframework.stereotype.Controller;</text:span></text:p>
      <text:p text:style-name="P1"><text:span text:style-name="T1">import org.springframework.ui.Model;</text:span></text:p>
      <text:p text:style-name="P1"><text:span text:style-name="T1">import org.springframework.web.bind.annotation.ModelAttribute;</text:span></text:p>
      <text:p text:style-name="P1"><text:span text:style-name="T1">import org.springframework.web.bind.annotation.PostMapping;</text:span></text:p>
      <text:p text:style-name="P1"><text:span text:style-name="T1"/></text:p>
      <text:p text:style-name="P1"><text:span text:style-name="T1">import com.simplilearn.Phase3_Spring.dao.DAO;</text:span></text:p>
      <text:p text:style-name="P1"><text:span text:style-name="T1">import com.simplilearn.Phase3_Spring.model.User;</text:span></text:p>
      <text:p text:style-name="P1"><text:span text:style-name="T1"/></text:p>
      <text:p text:style-name="P1"><text:span text:style-name="T1"/></text:p>
      <text:p text:style-name="P1"><text:span text:style-name="T1">@Controller</text:span></text:p>
      <text:p text:style-name="P1"><text:span text:style-name="T1">public class SearchUsers {</text:span></text:p>
      <text:p text:style-name="P1"><text:span text:style-name="T1"/></text:p>
      <text:p text:style-name="P1"><text:span text:style-name="T1"><text:tab/>@Autowired</text:span></text:p>
      <text:p text:style-name="P1"><text:span text:style-name="T1"><text:tab/>DAO dao;</text:span></text:p>
      <text:p text:style-name="P1"><text:span text:style-name="T1"><text:tab/></text:span></text:p>
      <text:p text:style-name="P1"><text:span text:style-name="T1"><text:tab/>@PostMapping("/listUsers")</text:span></text:p>
      <text:p text:style-name="P1"><text:span text:style-name="T1"><text:tab/>public String listUser(Model model) {</text:span></text:p>
      <text:p text:style-name="P1"><text:span text:style-name="T1"><text:tab/><text:tab/>List&lt;User&gt; users = <text:s/>dao.getUsers();</text:span></text:p>
      <text:p text:style-name="P1"><text:span text:style-name="T1"><text:tab/><text:tab/>model.addAttribute("users",users);</text:span></text:p>
      <text:p text:style-name="P1"><text:span text:style-name="T1"><text:tab/><text:tab/></text:span></text:p>
      <text:p text:style-name="P1"><text:span text:style-name="T1"><text:tab/><text:tab/>return "listUser";<text:tab/><text:tab/>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</text:span></text:p>
      <text:p text:style-name="P1"><text:span text:style-name="T1"><text:tab/>@PostMapping("/searchUser")</text:span></text:p>
      <text:p text:style-name="P1"><text:span text:style-name="T1"><text:tab/>public String searchUser(@ModelAttribute("user") User user, Model model) {</text:span></text:p>
      <text:p text:style-name="P1"><text:span text:style-name="T1"><text:tab/><text:tab/>String userName = user.getSearchName();</text:span></text:p>
      <text:p text:style-name="P1"><text:span text:style-name="T1"><text:tab/><text:tab/>//System.out.println("Username: " + userName);</text:span></text:p>
      <text:p text:style-name="P1"><text:span text:style-name="T1"><text:tab/><text:tab/>String u = <text:s/>dao.searchUser(userName);</text:span></text:p>
      <text:p text:style-name="P1"><text:span text:style-name="T1"><text:tab/><text:tab/></text:span></text:p>
      <text:p text:style-name="P1"><text:span text:style-name="T1"><text:tab/><text:tab/>if(u.equals(userName)) {</text:span></text:p>
      <text:p text:style-name="P1"><text:soft-page-break/><text:span text:style-name="T1"><text:tab/><text:tab/><text:tab/>model.addAttribute("userFound", "User " + user.getSearchName()+" found");</text:span></text:p>
      <text:p text:style-name="P1"><text:span text:style-name="T1"><text:tab/><text:tab/>}else {</text:span></text:p>
      <text:p text:style-name="P1"><text:span text:style-name="T1"><text:tab/><text:tab/><text:tab/>model.addAttribute("userFound", "User " + user.getSearchName() +" not found");</text:span></text:p>
      <text:p text:style-name="P1"><text:span text:style-name="T1"><text:tab/><text:tab/>}</text:span></text:p>
      <text:p text:style-name="P1"><text:span text:style-name="T1"><text:tab/><text:tab/>//model.addAttribute("user",user);</text:span></text:p>
      <text:p text:style-name="P1"><text:span text:style-name="T1"><text:tab/><text:tab/>//System.out.println("Searchuser: " + user.getName());</text:span></text:p>
      <text:p text:style-name="P1"><text:span text:style-name="T1"><text:tab/><text:tab/>//System.out.println("userName: " + user.getSearchName());</text:span></text:p>
      <text:p text:style-name="P1"><text:span text:style-name="T1"><text:tab/><text:tab/><text:tab/><text:tab/></text:span></text:p>
      <text:p text:style-name="P1"><text:span text:style-name="T1"><text:tab/><text:tab/>return "searchUser";<text:tab/><text:tab/></text:span></text:p>
      <text:p text:style-name="P1"><text:span text:style-name="T1"><text:tab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20:51:51.306731068</meta:creation-date>
    <dc:date>2022-01-15T20:56:07.658856371</dc:date>
    <meta:editing-duration>PT4M16S</meta:editing-duration>
    <meta:editing-cycles>1</meta:editing-cycles>
    <meta:document-statistic meta:table-count="0" meta:image-count="0" meta:object-count="0" meta:page-count="14" meta:paragraph-count="630" meta:word-count="1535" meta:character-count="17773" meta:non-whitespace-character-count="15832"/>
    <meta:generator>LibreOffice/7.0.4.2$Linux_X86_64 LibreOffice_project/00$Build-2</meta:generator>
  </office:meta>
</office:document-meta>
</file>